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layout-cache" manifest:media-type="application/binary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Pictures/2000006A00001B0400000A347B680D21.wmf" manifest:media-type=""/>
  <manifest:file-entry manifest:full-path="Pictures/2000002200000A570000029F8641D66A.wmf" manifest:media-type=""/>
  <manifest:file-entry manifest:full-path="Pictures/20000028000009CA0000029F06406C20.wmf" manifest:media-type=""/>
  <manifest:file-entry manifest:full-path="Pictures/2000001D000003BA0000029FB90358C6.wmf" manifest:media-type=""/>
  <manifest:file-entry manifest:full-path="Pictures/20000017000004B00000029F3A1ED8C5.wmf" manifest:media-type=""/>
  <manifest:file-entry manifest:full-path="Pictures/2000003800000C45000004D4D6F04D3E.wmf" manifest:media-type=""/>
  <manifest:file-entry manifest:full-path="Pictures/2000003700000AE3000004D3303ADE5B.wmf" manifest:media-type=""/>
  <manifest:file-entry manifest:full-path="Pictures/2000001F000006E30000027C44163298.wmf" manifest:media-type=""/>
  <manifest:file-entry manifest:full-path="Pictures/2000002300000611000002C30BA6AA66.wmf" manifest:media-type=""/>
  <manifest:file-entry manifest:full-path="Pictures/2000001A000004D40000029F0E94FE60.wmf" manifest:media-type=""/>
  <manifest:file-entry manifest:full-path="Pictures/2000002300000659000002C3EB40399A.wmf" manifest:media-type=""/>
  <manifest:file-entry manifest:full-path="Pictures/2000001F000007080000027C0F6053BB.wmf" manifest:media-type="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HiddenHorzOCR" svg:font-family="HiddenHorzOCR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size="14pt" officeooo:paragraph-rsid="000b5185" style:font-size-asian="14pt" style:font-size-complex="14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size="14pt" fo:language="ru" fo:country="RU" officeooo:rsid="0010545e" officeooo:paragraph-rsid="0010545e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officeooo:paragraph-rsid="0014760d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238b8" officeooo:paragraph-rsid="0014760d" style:font-size-asian="14pt" style:font-weight-asian="bold" style:font-size-complex="14pt" style:font-weight-complex="bold"/>
    </style:style>
    <style:style style:name="P5" style:family="paragraph" style:parent-style-name="Standard" style:master-page-name="">
      <style:paragraph-properties fo:margin-left="0cm" fo:margin-right="0cm" fo:line-height="150%" fo:text-align="center" style:justify-single-word="false" fo:text-indent="1.249cm" style:auto-text-indent="false" style:page-number="auto" style:shadow="none"/>
      <style:text-properties fo:font-size="14pt" fo:language="ru" fo:country="RU" fo:font-weight="bold" officeooo:rsid="000c8424" officeooo:paragraph-rsid="000c8424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.9cm" style:auto-text-indent="false" style:shadow="none"/>
      <style:text-properties fo:font-size="14pt" officeooo:paragraph-rsid="000b5185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 style:shadow="none"/>
      <style:text-properties fo:font-size="14pt" officeooo:paragraph-rsid="000e5d21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 style:shadow="none"/>
      <style:text-properties officeooo:paragraph-rsid="0014760d"/>
    </style:style>
    <style:style style:name="P10" style:family="paragraph" style:parent-style-name="Standard">
      <style:paragraph-properties fo:line-height="150%" fo:text-align="justify" style:justify-single-word="false" style:shadow="non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238b8" officeooo:paragraph-rsid="0014760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justify" style:justify-single-word="false" style:shadow="none"/>
      <style:text-properties style:font-name="Times New Roman" fo:font-size="14pt" fo:language="ru" fo:country="RU" fo:font-style="normal" style:text-underline-style="none" fo:font-weight="normal" officeooo:rsid="003006fd" officeooo:paragraph-rsid="003006fd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 style:shadow="none"/>
      <style:text-properties style:text-position="0% 100%" style:font-name="Times New Roman" fo:font-size="14pt" fo:language="ru" fo:country="RU" fo:font-style="normal" style:text-underline-style="none" fo:font-weight="normal" officeooo:rsid="003006fd" officeooo:paragraph-rsid="003006fd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 style:shadow="none"/>
      <style:text-properties style:text-position="0% 100%" style:font-name="Times New Roman" fo:font-size="14pt" fo:language="ru" fo:country="RU" fo:font-style="normal" style:text-underline-style="none" fo:font-weight="bold" officeooo:rsid="00332f6c" officeooo:paragraph-rsid="0031a80b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line-height="150%" fo:text-align="justify" style:justify-single-word="false" style:shadow="none"/>
      <style:text-properties style:text-position="0% 100%" style:font-name="Times New Roman" fo:font-size="14pt" fo:language="en" fo:country="US" fo:font-style="normal" style:text-underline-style="none" fo:font-weight="bold" officeooo:rsid="003044d9" officeooo:paragraph-rsid="003006f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1a72c7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1ce136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205ea8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2273ae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2656ef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66230" style:font-weight-asian="normal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6c3a3" style:font-weight-asian="normal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7b594" style:font-weight-asian="normal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7c521" style:font-weight-asian="normal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9a39d" style:font-weight-asian="normal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officeooo:paragraph-rsid="001a72c7" style:font-size-asian="14pt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officeooo:paragraph-rsid="001ab2f0" style:font-size-asian="14pt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officeooo:paragraph-rsid="001c76ce" style:font-size-asian="14pt" style:font-size-complex="14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officeooo:paragraph-rsid="00249093" style:font-size-asian="14pt" style:font-size-complex="14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weight="bold" officeooo:rsid="001ab2f0" officeooo:paragraph-rsid="001ab2f0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weight="normal" officeooo:rsid="002656ef" officeooo:paragraph-rsid="002656ef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weight="normal" officeooo:rsid="00166230" officeooo:paragraph-rsid="00166230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bold" officeooo:rsid="002920b3" officeooo:paragraph-rsid="002920b3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bold" officeooo:rsid="002d1976" officeooo:paragraph-rsid="002d1976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d1976" officeooo:paragraph-rsid="002d1976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db78d" officeooo:paragraph-rsid="002db78d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f29d9" officeooo:paragraph-rsid="002f29d9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font-weight="normal" officeooo:paragraph-rsid="00249093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font-style="normal" style:text-underline-style="none" fo:font-weight="normal" officeooo:paragraph-rsid="00249093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en" fo:country="US" fo:font-weight="normal" officeooo:rsid="0016c3a3" officeooo:paragraph-rsid="0017c521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en" fo:country="US" fo:font-weight="normal" officeooo:rsid="0019a39d" officeooo:paragraph-rsid="001a72c7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en" fo:country="US" fo:font-weight="bold" officeooo:rsid="00205ea8" officeooo:paragraph-rsid="00205ea8" style:font-weight-asian="bold" style:font-weight-complex="bold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en" fo:country="US" fo:font-weight="bold" officeooo:rsid="00220490" officeooo:paragraph-rsid="00220490" style:font-weight-asian="bold" style:font-weight-complex="bold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paragraph-rsid="00220490" style:font-weight-asian="normal" style:font-weight-complex="normal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paragraph-rsid="00249093" style:font-weight-asian="normal" style:font-weight-complex="normal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rsid="002b1573" officeooo:paragraph-rsid="002b1573" style:font-weight-asian="normal" style:font-weight-complex="normal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rsid="002d138d" officeooo:paragraph-rsid="002d138d" style:font-weight-asian="normal" style:font-weight-complex="normal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273ae" officeooo:paragraph-rsid="002273ae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3aa89" officeooo:paragraph-rsid="0023aa89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49093" officeooo:paragraph-rsid="00249093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text-position="0% 100%" style:font-name="Times New Roman" fo:font-size="14pt" fo:language="ru" fo:country="RU" officeooo:rsid="002273ae" officeooo:paragraph-rsid="002273ae" style:font-size-asian="14pt" style:font-size-complex="14pt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text-position="0% 100%" style:font-name="Times New Roman" fo:font-size="14pt" fo:language="ru" fo:country="RU" officeooo:rsid="00249093" officeooo:paragraph-rsid="0023aa89" style:font-size-asian="14pt" style:font-size-complex="14pt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text-position="0% 100%" style:font-name="Times New Roman" fo:font-size="14pt" fo:language="ru" fo:country="RU" officeooo:rsid="00249093" officeooo:paragraph-rsid="00249093" style:font-size-asian="14pt" style:font-size-complex="14pt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text-position="0% 100%" style:font-name="Times New Roman" fo:font-size="14pt" fo:language="ru" fo:country="RU" fo:font-weight="bold" officeooo:rsid="00249093" officeooo:paragraph-rsid="00249093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text-position="0% 100%" style:font-name="Times New Roman" fo:font-size="14pt" fo:language="ru" fo:country="RU" fo:font-style="normal" style:text-underline-style="none" fo:font-weight="normal" officeooo:rsid="002d138d" officeooo:paragraph-rsid="002d138d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bold" officeooo:rsid="002920b3" officeooo:paragraph-rsid="002920b3" style:font-weight-asian="bold" style:font-weight-complex="bold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officeooo:paragraph-rsid="001a72c7" style:font-size-asian="14pt" style:font-size-complex="14pt"/>
    </style:style>
    <style:style style:name="P57" style:family="paragraph" style:parent-style-name="Heading">
      <style:paragraph-properties fo:line-height="150%" fo:break-before="page"/>
      <style:text-properties style:font-name="Times New Roman" fo:font-weight="bold" style:font-weight-asian="bold" style:font-weight-complex="bold"/>
    </style:style>
    <style:style style:name="P58" style:family="paragraph" style:parent-style-name="Standard">
      <style:paragraph-properties fo:line-height="150%" fo:text-align="justify" style:justify-single-word="false" fo:break-before="page" style:shadow="none"/>
      <style:text-properties style:font-name="Times New Roman" fo:font-size="14pt" fo:language="en" fo:country="US" fo:font-style="normal" style:text-underline-style="none" fo:font-weight="normal" officeooo:rsid="0031a80b" officeooo:paragraph-rsid="0031a80b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 style:list-style-name="L1">
      <style:paragraph-properties fo:line-height="150%" fo:text-align="justify" style:justify-single-word="false" style:shadow="none"/>
      <style:text-properties style:font-name="Times New Roman" fo:font-size="14pt" fo:language="ru" fo:country="RU" fo:font-style="normal" style:text-underline-style="none" fo:font-weight="normal" officeooo:rsid="002f29d9" officeooo:paragraph-rsid="002f29d9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line-height="150%" fo:text-align="justify" style:justify-single-word="false" style:shadow="none"/>
      <style:text-properties style:text-position="0% 100%" style:font-name="Times New Roman" fo:font-size="14pt" fo:language="ru" fo:country="RU" fo:font-style="normal" style:text-underline-style="none" fo:font-weight="bold" officeooo:rsid="003044d9" officeooo:paragraph-rsid="003006f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2">
      <style:paragraph-properties fo:line-height="150%" fo:text-align="start" style:justify-single-word="false" style:shadow="none"/>
      <style:text-properties style:text-position="0% 100%" style:font-name="Times New Roman" fo:font-size="14pt" fo:language="ru" fo:country="RU" fo:font-style="normal" style:text-underline-style="none" fo:font-weight="normal" officeooo:rsid="0035f43f" officeooo:paragraph-rsid="0035f43f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L2">
      <style:paragraph-properties fo:line-height="150%" fo:text-align="start" style:justify-single-word="false" style:shadow="none"/>
      <style:text-properties officeooo:paragraph-rsid="0035f43f"/>
    </style:style>
    <style:style style:name="P63" style:family="paragraph" style:parent-style-name="Standard">
      <style:paragraph-properties fo:line-height="150%" fo:text-align="center" style:justify-single-word="false" fo:break-before="page" style:shadow="none"/>
      <style:text-properties style:text-position="0% 100%" style:font-name="Times New Roman" fo:font-size="14pt" fo:language="ru" fo:country="RU" fo:font-style="normal" style:text-underline-style="none" fo:font-weight="bold" officeooo:rsid="003044d9" officeooo:paragraph-rsid="003006fd" style:font-size-asian="14pt" style:font-style-asian="normal" style:font-weight-asian="bold" style:font-size-complex="14pt" style:font-style-complex="normal" style:font-weight-complex="bold"/>
    </style:style>
    <style:style style:name="P64" style:family="paragraph">
      <loext:graphic-properties draw:fill="none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19a39d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e5d21"/>
    </style:style>
    <style:style style:name="T5" style:family="text">
      <style:text-properties fo:language="ru" fo:country="RU" officeooo:rsid="0010545e"/>
    </style:style>
    <style:style style:name="T6" style:family="text">
      <style:text-properties fo:language="ru" fo:country="RU" officeooo:rsid="00109a92"/>
    </style:style>
    <style:style style:name="T7" style:family="text">
      <style:text-properties fo:language="ru" fo:country="RU" fo:font-weight="normal" officeooo:rsid="001ab2f0" style:font-weight-asian="normal" style:font-weight-complex="normal"/>
    </style:style>
    <style:style style:name="T8" style:family="text">
      <style:text-properties fo:language="ru" fo:country="RU" fo:font-weight="normal" officeooo:rsid="002273ae" style:font-weight-asian="normal" style:font-weight-complex="normal"/>
    </style:style>
    <style:style style:name="T9" style:family="text">
      <style:text-properties fo:language="ru" fo:country="RU" officeooo:rsid="0035f43f"/>
    </style:style>
    <style:style style:name="T10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238b8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font-name="Times New Roman" fo:font-size="14pt" fo:letter-spacing="normal" fo:language="ru" fo:country="RU" fo:font-weight="bold" officeooo:rsid="001238b8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text-position="sub 58%" style:font-name="Times New Roman" fo:font-size="14pt" fo:letter-spacing="normal" fo:language="ru" fo:country="RU" fo:font-style="normal" fo:font-weight="normal" officeooo:rsid="001238b8" style:font-size-asian="14pt" style:font-weight-asian="bold" style:font-size-complex="14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Times New Roman" fo:font-size="14pt" fo:language="ru" fo:country="RU" fo:font-weight="bold" officeooo:rsid="001238b8" style:font-size-asian="14pt" style:font-weight-asian="bold" style:font-size-complex="14pt" style:font-weight-complex="bold"/>
    </style:style>
    <style:style style:name="T15" style:family="text">
      <style:text-properties style:font-name="Times New Roman" fo:font-size="14pt" fo:language="ru" fo:country="RU" fo:font-weight="bold" officeooo:rsid="00166230" style:font-size-asian="14pt" style:font-weight-asian="bold" style:font-size-complex="14pt" style:font-weight-complex="bold"/>
    </style:style>
    <style:style style:name="T16" style:family="text">
      <style:text-properties style:font-name="Times New Roman" fo:font-size="14pt" fo:language="ru" fo:country="RU" fo:font-weight="bold" officeooo:rsid="00205ea8" style:font-size-asian="14pt" style:font-weight-asian="bold" style:font-size-complex="14pt" style:font-weight-complex="bold"/>
    </style:style>
    <style:style style:name="T17" style:family="text">
      <style:text-properties style:font-name="Times New Roman" fo:font-size="14pt" fo:language="ru" fo:country="RU" fo:font-weight="normal" officeooo:rsid="0019a39d" style:font-size-asian="14pt" style:font-weight-asian="normal" style:font-size-complex="14pt" style:font-weight-complex="normal"/>
    </style:style>
    <style:style style:name="T18" style:family="text">
      <style:text-properties style:font-name="Times New Roman" fo:font-size="14pt" fo:language="ru" fo:country="RU" fo:font-weight="normal" officeooo:rsid="00205ea8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language="ru" fo:country="RU" fo:font-weight="normal" officeooo:rsid="002656ef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fo:language="ru" fo:country="RU" fo:font-weight="normal" officeooo:rsid="0027551a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fo:language="ru" fo:country="RU" style:font-size-asian="14pt" style:font-size-complex="14pt"/>
    </style:style>
    <style:style style:name="T22" style:family="text">
      <style:text-properties style:font-name="Times New Roman" fo:font-size="14pt" fo:language="ru" fo:country="RU" officeooo:rsid="001cda37" style:font-size-asian="14pt" style:font-size-complex="14pt"/>
    </style:style>
    <style:style style:name="T23" style:family="text">
      <style:text-properties style:font-name="Times New Roman" fo:font-size="14pt" fo:language="ru" fo:country="RU" officeooo:rsid="001e6c84" style:font-size-asian="14pt" style:font-size-complex="14pt"/>
    </style:style>
    <style:style style:name="T24" style:family="text">
      <style:text-properties style:font-name="Times New Roman" fo:font-size="14pt" fo:language="ru" fo:country="RU" officeooo:rsid="00220490" style:font-size-asian="14pt" style:font-size-complex="14pt"/>
    </style:style>
    <style:style style:name="T25" style:family="text">
      <style:text-properties style:font-name="Times New Roman" fo:font-size="14pt" fo:language="ru" fo:country="RU" officeooo:rsid="00249093" style:font-size-asian="14pt" style:font-size-complex="14pt"/>
    </style:style>
    <style:style style:name="T26" style:family="text">
      <style:text-properties style:font-name="Times New Roman" fo:font-size="14pt" fo:language="ru" fo:country="RU" officeooo:rsid="002656ef" style:font-size-asian="14pt" style:font-size-complex="14pt"/>
    </style:style>
    <style:style style:name="T27" style:family="text">
      <style:text-properties style:font-name="Times New Roman" fo:font-size="14pt" fo:language="ru" fo:country="RU" officeooo:rsid="002b1573" style:font-size-asian="14pt" style:font-size-complex="14pt"/>
    </style:style>
    <style:style style:name="T28" style:family="text">
      <style:text-properties style:font-name="Times New Roman" fo:font-size="14pt" fo:language="ru" fo:country="RU" fo:font-style="italic" fo:font-weight="normal" officeooo:rsid="002656ef" style:font-size-asian="14pt" style:font-style-asian="italic" style:font-weight-asian="normal" style:font-size-complex="14pt" style:font-weight-complex="normal"/>
    </style:style>
    <style:style style:name="T29" style:family="text">
      <style:text-properties style:font-name="Times New Roman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30" style:family="text">
      <style:text-properties style:font-name="Times New Roman" fo:font-size="14pt" fo:language="ru" fo:country="RU" fo:font-style="normal" style:text-underline-style="none" officeooo:rsid="002d138d" style:font-size-asian="14pt" style:font-style-asian="normal" style:font-size-complex="14pt" style:font-style-complex="normal"/>
    </style:style>
    <style:style style:name="T31" style:family="text">
      <style:text-properties style:font-name="Times New Roman" fo:font-size="14pt" fo:language="ru" fo:country="RU" fo:font-style="normal" style:text-underline-style="none" officeooo:rsid="002d1976" style:font-size-asian="14pt" style:font-style-asian="normal" style:font-size-complex="14pt" style:font-style-complex="normal"/>
    </style:style>
    <style:style style:name="T32" style:family="text">
      <style:text-properties style:font-name="Times New Roman" fo:font-size="14pt" fo:language="en" fo:country="US" fo:font-weight="bold" officeooo:rsid="00166230" style:font-size-asian="14pt" style:font-weight-asian="bold" style:font-size-complex="14pt" style:font-weight-complex="bold"/>
    </style:style>
    <style:style style:name="T33" style:family="text">
      <style:text-properties style:font-name="Times New Roman" fo:font-size="14pt" fo:language="en" fo:country="US" fo:font-weight="normal" officeooo:rsid="0019a39d" style:font-size-asian="14pt" style:font-weight-asian="normal" style:font-size-complex="14pt" style:font-weight-complex="normal"/>
    </style:style>
    <style:style style:name="T34" style:family="text">
      <style:text-properties style:font-name="Times New Roman" fo:font-size="14pt" fo:language="en" fo:country="US" fo:font-weight="normal" officeooo:rsid="00205ea8" style:font-size-asian="14pt" style:font-weight-asian="normal" style:font-size-complex="14pt" style:font-weight-complex="normal"/>
    </style:style>
    <style:style style:name="T35" style:family="text">
      <style:text-properties style:font-name="Times New Roman" fo:font-size="14pt" fo:language="en" fo:country="US" style:font-size-asian="14pt" style:font-size-complex="14pt"/>
    </style:style>
    <style:style style:name="T36" style:family="text">
      <style:text-properties style:font-name="Times New Roman" fo:font-size="14pt" fo:language="en" fo:country="US" officeooo:rsid="001cda37" style:font-size-asian="14pt" style:font-size-complex="14pt"/>
    </style:style>
    <style:style style:name="T37" style:family="text">
      <style:text-properties style:font-name="Times New Roman" fo:font-size="14pt" fo:language="en" fo:country="US" officeooo:rsid="001e6c84" style:font-size-asian="14pt" style:font-size-complex="14pt"/>
    </style:style>
    <style:style style:name="T38" style:family="text">
      <style:text-properties style:font-name="Times New Roman" fo:font-size="14pt" fo:language="en" fo:country="US" officeooo:rsid="00220490" style:font-size-asian="14pt" style:font-size-complex="14pt"/>
    </style:style>
    <style:style style:name="T39" style:family="text">
      <style:text-properties style:font-name="Times New Roman" fo:font-size="14pt" fo:language="en" fo:country="US" officeooo:rsid="002273ae" style:font-size-asian="14pt" style:font-size-complex="14pt"/>
    </style:style>
    <style:style style:name="T40" style:family="text">
      <style:text-properties style:font-name="Times New Roman" fo:font-size="14pt" fo:language="en" fo:country="US" officeooo:rsid="002656ef" style:font-size-asian="14pt" style:font-size-complex="14pt"/>
    </style:style>
    <style:style style:name="T41" style:family="text">
      <style:text-properties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42" style:family="text">
      <style:text-properties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43" style:family="text">
      <style:text-properties style:font-name="Times New Roman" fo:font-size="14pt" style:font-size-asian="14pt" style:font-size-complex="14pt"/>
    </style:style>
    <style:style style:name="T4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45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style:text-position="sub 58%" style:font-name="Times New Roman" fo:font-size="14pt" fo:language="en" fo:country="US" fo:font-weight="normal" officeooo:rsid="0019a39d" style:font-size-asian="14pt" style:font-weight-asian="normal" style:font-size-complex="14pt" style:font-weight-complex="normal"/>
    </style:style>
    <style:style style:name="T47" style:family="text">
      <style:text-properties style:text-position="sub 58%" style:font-name="Times New Roman" fo:font-size="14pt" fo:language="en" fo:country="US" style:font-size-asian="14pt" style:font-size-complex="14pt"/>
    </style:style>
    <style:style style:name="T48" style:family="text">
      <style:text-properties style:text-position="sub 58%" style:font-name="Times New Roman" fo:font-size="14pt" fo:language="en" fo:country="US" officeooo:rsid="001cda37" style:font-size-asian="14pt" style:font-size-complex="14pt"/>
    </style:style>
    <style:style style:name="T49" style:family="text">
      <style:text-properties style:text-position="sub 58%" style:font-name="Times New Roman" fo:font-size="14pt" fo:language="en" fo:country="US" officeooo:rsid="001ce136" style:font-size-asian="14pt" style:font-size-complex="14pt"/>
    </style:style>
    <style:style style:name="T50" style:family="text">
      <style:text-properties style:text-position="sub 58%" style:font-name="Times New Roman" fo:font-size="14pt" fo:language="en" fo:country="US" officeooo:rsid="002656ef" style:font-size-asian="14pt" style:font-size-complex="14pt"/>
    </style:style>
    <style:style style:name="T51" style:family="text">
      <style:text-properties style:text-position="sub 58%"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52" style:family="text">
      <style:text-properties style:text-position="sub 58%"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53" style:family="text">
      <style:text-properties style:text-position="sub 58%" fo:font-size="14pt" fo:language="ru" fo:country="RU" officeooo:rsid="00166230" style:font-size-asian="14pt" style:font-size-complex="14pt"/>
    </style:style>
    <style:style style:name="T54" style:family="text">
      <style:text-properties style:text-position="sub 58%" fo:font-size="14pt" fo:language="ru" fo:country="RU" officeooo:rsid="0017c521" style:font-size-asian="14pt" style:font-size-complex="14pt"/>
    </style:style>
    <style:style style:name="T55" style:family="text">
      <style:text-properties style:text-position="sub 58%" fo:font-size="14pt" fo:language="en" fo:country="US" officeooo:rsid="00166230" style:font-size-asian="14pt" style:font-size-complex="14pt"/>
    </style:style>
    <style:style style:name="T56" style:family="text">
      <style:text-properties style:text-position="sub 58%" fo:font-size="14pt" fo:language="en" fo:country="US" officeooo:rsid="0016c3a3" style:font-size-asian="14pt" style:font-size-complex="14pt"/>
    </style:style>
    <style:style style:name="T57" style:family="text">
      <style:text-properties style:text-position="sub 58%" fo:font-size="14pt" fo:language="en" fo:country="US" officeooo:rsid="0017c521" style:font-size-asian="14pt" style:font-size-complex="14pt"/>
    </style:style>
    <style:style style:name="T58" style:family="text">
      <style:text-properties style:text-position="sub 58%" fo:language="en" fo:country="US"/>
    </style:style>
    <style:style style:name="T59" style:family="text">
      <style:text-properties style:font-name="Symbol" fo:font-size="14pt" fo:language="en" fo:country="US" officeooo:rsid="00166230" style:font-size-asian="14pt" style:font-size-complex="14pt"/>
    </style:style>
    <style:style style:name="T60" style:family="text">
      <style:text-properties fo:font-size="14pt" fo:language="ru" fo:country="RU" officeooo:rsid="00166230" style:font-size-asian="14pt" style:font-size-complex="14pt"/>
    </style:style>
    <style:style style:name="T61" style:family="text">
      <style:text-properties fo:font-size="14pt" fo:language="ru" fo:country="RU" officeooo:rsid="0017c521" style:font-size-asian="14pt" style:font-size-complex="14pt"/>
    </style:style>
    <style:style style:name="T62" style:family="text">
      <style:text-properties fo:font-size="14pt" fo:language="ru" fo:country="RU" officeooo:rsid="0019a39d" style:font-size-asian="14pt" style:font-size-complex="14pt"/>
    </style:style>
    <style:style style:name="T63" style:family="text">
      <style:text-properties fo:font-size="14pt" fo:language="ru" fo:country="RU" fo:font-weight="normal" officeooo:rsid="002273ae" style:font-size-asian="14pt" style:font-weight-asian="normal" style:font-size-complex="14pt" style:font-weight-complex="normal"/>
    </style:style>
    <style:style style:name="T64" style:family="text">
      <style:text-properties fo:font-size="14pt" fo:language="en" fo:country="US" fo:font-weight="bold" officeooo:rsid="0017c521" style:font-size-asian="14pt" style:font-weight-asian="bold" style:font-size-complex="14pt"/>
    </style:style>
    <style:style style:name="T65" style:family="text">
      <style:text-properties fo:font-size="14pt" fo:language="en" fo:country="US" officeooo:rsid="00166230" style:font-size-asian="14pt" style:font-size-complex="14pt"/>
    </style:style>
    <style:style style:name="T66" style:family="text">
      <style:text-properties fo:font-size="14pt" fo:language="en" fo:country="US" officeooo:rsid="0016c3a3" style:font-size-asian="14pt" style:font-size-complex="14pt"/>
    </style:style>
    <style:style style:name="T67" style:family="text">
      <style:text-properties fo:font-size="14pt" fo:language="en" fo:country="US" officeooo:rsid="0017c521" style:font-size-asian="14pt" style:font-size-complex="14pt"/>
    </style:style>
    <style:style style:name="T68" style:family="text">
      <style:text-properties officeooo:rsid="0019a39d"/>
    </style:style>
    <style:style style:name="T69" style:family="text">
      <style:text-properties style:text-position="super 58%"/>
    </style:style>
    <style:style style:name="T70" style:family="text">
      <style:text-properties style:text-position="super 58%" fo:language="en" fo:country="US"/>
    </style:style>
    <style:style style:name="T71" style:family="text">
      <style:text-properties style:text-position="super 58%" fo:language="en" fo:country="US" fo:font-weight="normal" officeooo:rsid="0019a39d" style:font-weight-asian="normal" style:font-weight-complex="normal"/>
    </style:style>
    <style:style style:name="T72" style:family="text">
      <style:text-properties officeooo:rsid="001c3de9"/>
    </style:style>
    <style:style style:name="T73" style:family="text">
      <style:text-properties style:text-position="0% 100%"/>
    </style:style>
    <style:style style:name="T74" style:family="text">
      <style:text-properties style:text-position="0% 100%" style:font-name="Times New Roman" fo:font-size="14pt" fo:language="en" fo:country="US" style:font-size-asian="14pt" style:font-size-complex="14pt"/>
    </style:style>
    <style:style style:name="T75" style:family="text">
      <style:text-properties style:text-position="0% 100%" style:font-name="Times New Roman" fo:font-size="14pt" fo:language="en" fo:country="US" officeooo:rsid="001cda37" style:font-size-asian="14pt" style:font-size-complex="14pt"/>
    </style:style>
    <style:style style:name="T76" style:family="text">
      <style:text-properties style:text-position="0% 100%" style:font-name="Times New Roman" fo:font-size="14pt" fo:language="en" fo:country="US" officeooo:rsid="001ce136" style:font-size-asian="14pt" style:font-size-complex="14pt"/>
    </style:style>
    <style:style style:name="T77" style:family="text">
      <style:text-properties style:text-position="0% 100%" style:font-name="Times New Roman" fo:font-size="14pt" fo:language="en" fo:country="US" officeooo:rsid="001d411c" style:font-size-asian="14pt" style:font-size-complex="14pt"/>
    </style:style>
    <style:style style:name="T78" style:family="text">
      <style:text-properties style:text-position="0% 100%" style:font-name="Times New Roman" fo:font-size="14pt" fo:language="en" fo:country="US" officeooo:rsid="002656ef" style:font-size-asian="14pt" style:font-size-complex="14pt"/>
    </style:style>
    <style:style style:name="T79" style:family="text">
      <style:text-properties style:text-position="0% 100%" style:font-name="Times New Roman" fo:font-size="14pt" fo:language="en" fo:country="US" fo:font-style="normal" style:text-underline-style="none" fo:font-weight="normal" officeooo:rsid="002656ef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style:text-position="0% 100%"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81" style:family="text">
      <style:text-properties style:text-position="0% 100%"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82" style:family="text">
      <style:text-properties style:text-position="0% 100%" style:font-name="Times New Roman" fo:font-size="14pt" fo:language="ru" fo:country="RU" officeooo:rsid="001cda37" style:font-size-asian="14pt" style:font-size-complex="14pt"/>
    </style:style>
    <style:style style:name="T83" style:family="text">
      <style:text-properties style:text-position="0% 100%" style:font-name="Times New Roman" fo:font-size="14pt" fo:language="ru" fo:country="RU" officeooo:rsid="001ce136" style:font-size-asian="14pt" style:font-size-complex="14pt"/>
    </style:style>
    <style:style style:name="T84" style:family="text">
      <style:text-properties style:text-position="0% 100%" style:font-name="Times New Roman" fo:font-size="14pt" fo:language="ru" fo:country="RU" officeooo:rsid="001d411c" style:font-size-asian="14pt" style:font-size-complex="14pt"/>
    </style:style>
    <style:style style:name="T85" style:family="text">
      <style:text-properties style:text-position="0% 100%" style:font-name="Times New Roman" fo:font-size="14pt" fo:language="ru" fo:country="RU" officeooo:rsid="00249093" style:font-size-asian="14pt" style:font-size-complex="14pt"/>
    </style:style>
    <style:style style:name="T86" style:family="text">
      <style:text-properties style:text-position="0% 100%" style:font-name="Times New Roman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87" style:family="text">
      <style:text-properties style:text-position="0% 100%" style:font-name="Times New Roman" fo:font-size="14pt" fo:language="ru" fo:country="RU" fo:font-style="normal" style:text-underline-style="none" officeooo:rsid="002d138d" style:font-size-asian="14pt" style:font-style-asian="normal" style:font-size-complex="14pt" style:font-style-complex="normal"/>
    </style:style>
    <style:style style:name="T88" style:family="text">
      <style:text-properties style:text-position="0% 100%" style:font-name="Times New Roman" fo:font-size="14pt" fo:language="ru" fo:country="RU" fo:font-style="normal" style:text-underline-style="none" fo:font-weight="normal" officeooo:rsid="0035f43f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style:text-position="0% 100%" style:font-name="Times New Roman" fo:font-size="14pt" style:font-size-asian="14pt" style:font-size-complex="14pt"/>
    </style:style>
    <style:style style:name="T90" style:family="text">
      <style:text-properties style:text-position="0% 100%" style:font-name="Times New Roman" fo:font-size="14pt" officeooo:rsid="00249093" style:font-size-asian="14pt" style:font-size-complex="14pt"/>
    </style:style>
    <style:style style:name="T91" style:family="text">
      <style:text-properties style:text-position="0% 100%" fo:language="en" fo:country="US"/>
    </style:style>
    <style:style style:name="T92" style:family="text">
      <style:text-properties style:text-position="0% 100%" fo:language="ru" fo:country="RU" fo:font-weight="bold" officeooo:rsid="00332f6c" style:font-weight-asian="bold" style:font-weight-complex="bold"/>
    </style:style>
    <style:style style:name="T93" style:family="text">
      <style:text-properties style:text-position="0% 100%" fo:font-weight="bold" style:font-weight-asian="bold" style:font-weight-complex="bold"/>
    </style:style>
    <style:style style:name="T94" style:family="text">
      <style:text-properties style:text-position="0% 100%" style:font-name="Times New Roman" fo:font-size="14pt" fo:language="ru" fo:country="RU" fo:font-style="normal" style:text-underline-style="none" fo:font-weight="normal" officeooo:rsid="0035f43f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officeooo:rsid="002b1573"/>
    </style:style>
    <style:style style:name="T96" style:family="text">
      <style:text-properties officeooo:rsid="002db78d"/>
    </style:style>
    <style:style style:name="T97" style:family="text">
      <style:text-properties officeooo:rsid="0035f43f"/>
    </style:style>
    <style:style style:name="T98" style:family="text">
      <style:text-properties style:font-name="HiddenHorzOCR" fo:font-size="6pt" style:font-size-asian="6pt"/>
    </style:style>
    <style:style style:name="T99" style:family="text">
      <style:text-properties style:font-name="Arial1" fo:font-size="8.5pt" style:font-size-asian="8.5pt"/>
    </style:style>
    <style:style style:name="T100" style:family="text">
      <style:text-properties style:font-name="Times New Roman" fo:font-size="6pt" style:font-size-asian="6pt"/>
    </style:style>
    <style:style style:name="T101" style:family="text">
      <style:text-properties style:font-name="Times New Roman" fo:font-size="14pt" style:font-size-asian="14pt" style:font-size-complex="14pt"/>
    </style:style>
    <style:style style:name="T102" style:family="text">
      <style:text-properties style:font-name="Times New Roman" fo:font-size="14pt" fo:language="ru" fo:country="RU" style:font-size-asian="14pt" style:font-size-complex="14pt"/>
    </style:style>
    <style:style style:name="T103" style:family="text">
      <style:text-properties style:font-name="Times New Roman" fo:font-size="14pt" fo:language="ru" fo:country="RU" officeooo:rsid="0035f43f" style:font-size-asian="14pt" style:font-size-complex="14pt"/>
    </style:style>
    <style:style style:name="T104" style:family="text">
      <style:text-properties fo:font-size="6pt" style:font-size-asian="6pt"/>
    </style:style>
    <style:style style:name="T105" style:family="text">
      <style:text-properties fo:font-size="8.5pt" style:font-size-asian="8.5pt"/>
    </style:style>
    <style:style style:name="fr1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text:animation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ВВЕДЕНИЕ</text:p>
      <text:p text:style-name="P8"><text:tab/><text:span text:style-name="T4">Численные методы являются одним из мощных математических средств решения задачи. </text:span><text:tab/><text:span text:style-name="T4">Простейшие численные методы </text:span><text:span text:style-name="T6">используются</text:span><text:span text:style-name="T4"> повсеместно, однако существуют задачи, где без достаточно сложных численных методов не удалось бы получить ответа.</text:span></text:p>
      <text:p text:style-name="P8"><text:span text:style-name="T4"><text:tab/>С развитием технологий большое распространение получили быстродействующие вычислительные машины (ЭВМ). В связи с этим появилась возможность осуществлять вычисления с заданной точность</text:span><text:span text:style-name="T5">ю</text:span><text:span text:style-name="T4"> за приемлемое время. <text:s/></text:span><text:span text:style-name="T5">Современные численные методы и мощные ЭВМ, выполняющие миллионы операций в секунду позволяют решать такие задачи, о которых до появления ЭВМ могли только мечтать.</text:span></text:p>
      <text:p text:style-name="P1">Одной из важнейших задач численного анализа является задача интерполяции функции: требуется восстановить функцию <text:span text:style-name="T1">f</text:span>(<text:span text:style-name="T1">x</text:span>) для всех значений <text:span text:style-name="T1">x</text:span> <draw:frame draw:style-name="fr1" draw:name="Объект1" text:anchor-type="as-char" svg:width="0.437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 [<text:span text:style-name="T1">a</text:span>, <text:span text:style-name="T1">b</text:span>] если известны её значения в некотором конечном числе точек этого отрезка. Эти известные значения, как правило, находятся в результате наблюдений или измерений в каком – то эксперименте либо в результате каких – то вычислений.</text:p>
      <text:p text:style-name="P6">Интерполяция применяется во многих задачах, связанных с вычислениями. Укажем некоторые из этих задач. Обработка физического эксперимента – построение приближенных формул по данным вычислительного эксперимента. Здесь возникают нестандартные задачи интерполяции, так как обычно пишутся формулы, возможно, более простой структуры.</text:p>
      <text:p text:style-name="P1">Основная цель интерполяции – получить быстрый (экономичный) алгоритм вычисления значений <text:span text:style-name="T1">f</text:span> (<text:span text:style-name="T1">x</text:span>) для значений <text:span text:style-name="T1">x</text:span>, не содержащихся в таблице данных. </text:p>
      <text:p text:style-name="P2">Целью данной работы является изучение интерполирования функций и её реализация на одном из языков программирования. </text:p>
      <text:p text:style-name="P57"><text:tab/>1 <text:span text:style-name="T3">Сущность метода интерполяции</text:span></text:p>
      <text:p text:style-name="P9"><text:span text:style-name="T10"><text:tab/>Сущность метода интерполяции заключается в нахождении прогнозных значений функций объекта Y</text:span><text:span text:style-name="T12">i</text:span><text:span text:style-name="T10">=f(x</text:span><text:span text:style-name="T12">j</text:span><text:span text:style-name="T10">), где j=0,...n, в некоторых точках внутри отрезка х</text:span><text:span text:style-name="T12">0</text:span><text:span text:style-name="T10">,...х</text:span><text:span text:style-name="T12">n</text:span><text:span text:style-name="T10"> по известным значениям параметров в точках x</text:span><text:span text:style-name="T12">o</text:span><text:span text:style-name="T10">&lt;x&lt;x</text:span><text:span text:style-name="T12">n</text:span><text:span text:style-name="T10">. <text:tab/>Основные условия, предъявляемые к функциям при интерполяции:</text:span><text:span text:style-name="T11"> </text:span><text:span text:style-name="T10"><text:s/><text:tab/></text:span></text:p>
      <text:p text:style-name="P10"><text:tab/>- <text:s/>функция должна быть непрерывна и аналитична; </text:p>
      <text:p text:style-name="P4">- для конкретного вида функций или их производных указаны такие неравенства, которые должны определить применимость интерполяции к данной функции;</text:p>
      <text:p text:style-name="P3"><text:span text:style-name="T10">- функция должна быть в достаточной степени гладкой, т.е. чтобы она обладала достаточным числом не слишком быстро возрастающих производных.</text:span><text:span text:style-name="T14"><text:line-break/><text:tab/></text:span><text:span text:style-name="T32">1.1 </text:span><text:span text:style-name="T15">Определение термина интерполяции</text:span></text:p>
      <text:p text:style-name="P20"><text:span text:style-name="T60">Пусть для функции </text:span><text:span text:style-name="T65">f</text:span><text:span text:style-name="T60">(</text:span><text:span text:style-name="T65">x</text:span><text:span text:style-name="T60">), определенной на какой - либо части </text:span><text:span text:style-name="T65">R</text:span><text:span text:style-name="T60">, известны её значения на некотором конечном множестве точек </text:span><text:span text:style-name="T65">x</text:span><text:span text:style-name="T53">1</text:span><text:span text:style-name="T60">, </text:span><text:span text:style-name="T65">x</text:span><text:span text:style-name="T53">2</text:span><text:span text:style-name="T60">, …, </text:span><text:span text:style-name="T65">x</text:span><text:span text:style-name="T55">n</text:span><text:span text:style-name="T60"> </text:span><text:span text:style-name="T65"></text:span><text:span text:style-name="T60"> [</text:span><text:span text:style-name="T65">a</text:span><text:span text:style-name="T60">,</text:span><text:span text:style-name="T65">b</text:span><text:span text:style-name="T60">], и в этих точках функция </text:span><text:span text:style-name="T65">f</text:span><text:span text:style-name="T60">(</text:span><text:span text:style-name="T65">x</text:span><text:span text:style-name="T60">) определена как:</text:span></text:p>
      <text:p text:style-name="P20"><text:span text:style-name="T60"><draw:frame text:anchor-type="as-char" svg:y="-0.688cm" draw:z-index="1" draw:style-name="gr1" draw:text-style-name="P64" svg:width="1.985cm" svg:height="0.689cm"><draw:image xlink:href="Pictures/2000001F000007080000027C0F6053BB.wmf" xlink:type="simple" xlink:show="embed" xlink:actuate="onLoad"><text:p/></draw:image></draw:frame></text:span><text:span text:style-name="T60">, </text:span><text:span text:style-name="T60"><draw:frame text:anchor-type="as-char" svg:y="-0.635cm" draw:z-index="2" draw:style-name="gr2" draw:text-style-name="P64" svg:width="1.562cm" svg:height="0.636cm"><draw:image xlink:href="Pictures/2000001A000004D40000029F0E94FE60.wmf" xlink:type="simple" xlink:show="embed" xlink:actuate="onLoad"><text:p/></draw:image></draw:frame></text:span></text:p>
      <text:p text:style-name="P20"><text:span text:style-name="T60">Требуется вычислить, хотя бы приближенно, значения при всех </text:span><text:span text:style-name="T65">x</text:span><text:span text:style-name="T60">.</text:span></text:p>
      <text:p text:style-name="P31">Такая задача может возникнуть при проведении различных экспериментов, когда значения искомой функции определяются в дискретные моменты времени, либо в теории приближения, когда сложная функция сравнительно просто вычисляется при некоторых значениях аргумента, для функций заданных таблицей или графически и т. п.</text:p>
      <text:p text:style-name="P21"><text:span text:style-name="T60">Обычно функцию </text:span><text:span text:style-name="T65">g</text:span><text:span text:style-name="T60">(</text:span><text:span text:style-name="T65">x</text:span><text:span text:style-name="T55">i</text:span><text:span text:style-name="T60">), </text:span><text:span text:style-name="T65">x</text:span><text:span text:style-name="T55">i</text:span><text:span text:style-name="T60"> </text:span><text:span text:style-name="T59"></text:span><text:span text:style-name="T60"> [</text:span><text:span text:style-name="T65">a</text:span><text:span text:style-name="T60">,</text:span><text:span text:style-name="T65">b</text:span><text:span text:style-name="T60">], </text:span><text:span text:style-name="T60"><draw:frame text:anchor-type="as-char" svg:y="-0.423cm" draw:z-index="3" draw:style-name="gr1" draw:text-style-name="P64" svg:width="1.562cm" svg:height="0.636cm"><draw:image xlink:href="Pictures/2000001A000004D40000029F0E94FE60.wmf" xlink:type="simple" xlink:show="embed" xlink:actuate="onLoad"><text:p/></draw:image></draw:frame></text:span><text:span text:style-name="T60">, с помощью которой осуществляется приближение, находят так, чтобы:</text:span></text:p>
      <text:p text:style-name="P21"><text:span text:style-name="T60"><draw:frame text:anchor-type="as-char" svg:y="-0.529cm" draw:z-index="4" draw:style-name="gr1" draw:text-style-name="P64" svg:width="2.25cm" svg:height="0.795cm"><draw:image xlink:href="Pictures/2000001F000006E30000027C44163298.wmf" xlink:type="simple" xlink:show="embed" xlink:actuate="onLoad"><text:p/></draw:image></draw:frame></text:span><text:span text:style-name="T60"> , </text:span><text:span text:style-name="T66">(</text:span><text:span text:style-name="T66"><draw:frame text:anchor-type="as-char" svg:y="-0.476cm" draw:z-index="5" draw:style-name="gr1" draw:text-style-name="P64" svg:width="1.562cm" svg:height="0.636cm"><draw:image xlink:href="Pictures/2000001A000004D40000029F0E94FE60.wmf" xlink:type="simple" xlink:show="embed" xlink:actuate="onLoad"><text:p/></draw:image></draw:frame></text:span><text:span text:style-name="T66">)</text:span></text:p>
      <text:p text:style-name="P22"><text:span text:style-name="T66">Такой способ приближения называют интерполяцией или интерполированием. Точки x</text:span><text:span text:style-name="T56">1</text:span><text:span text:style-name="T66">, x</text:span><text:span text:style-name="T56">2</text:span><text:span text:style-name="T66">, …, x</text:span><text:span text:style-name="T56">n</text:span><text:span text:style-name="T66"> называют узлами интерполяции. Функцию g(x</text:span><text:span text:style-name="T56">i</text:span><text:span text:style-name="T66">), </text:span><text:span text:style-name="T66"><draw:frame text:anchor-type="as-char" svg:y="-0.423cm" draw:z-index="6" draw:style-name="gr1" draw:text-style-name="P64" svg:width="1.562cm" svg:height="0.636cm"><draw:image xlink:href="Pictures/2000001A000004D40000029F0E94FE60.wmf" xlink:type="simple" xlink:show="embed" xlink:actuate="onLoad"><text:p/></draw:image></draw:frame></text:span><text:span text:style-name="T66">, называют интерполянтом.</text:span></text:p>
      <text:p text:style-name="P39"><text:soft-page-break/>Такие функции строятся на основе комбинаций из элементарных функций.</text:p>
      <text:p text:style-name="P23"><text:span text:style-name="T66"><draw:frame text:anchor-type="as-char" svg:y="-1.005cm" draw:z-index="7" draw:style-name="gr1" draw:text-style-name="P64" svg:width="3.467cm" svg:height="1.35cm"><draw:image xlink:href="Pictures/2000003800000C45000004D4D6F04D3E.wmf" xlink:type="simple" xlink:show="embed" xlink:actuate="onLoad"><text:p/></draw:image></draw:frame></text:span><text:span text:style-name="T61">, </text:span><text:span text:style-name="T61"><draw:frame text:anchor-type="as-char" svg:y="-0.635cm" draw:z-index="8" draw:style-name="gr1" draw:text-style-name="P64" svg:width="1.562cm" svg:height="0.636cm"><draw:image xlink:href="Pictures/2000001A000004D40000029F0E94FE60.wmf" xlink:type="simple" xlink:show="embed" xlink:actuate="onLoad"><text:p/></draw:image></draw:frame></text:span></text:p>
      <text:p text:style-name="P23"><text:span text:style-name="T61"><draw:frame text:anchor-type="as-char" svg:y="-0.556cm" draw:z-index="9" draw:style-name="gr1" draw:text-style-name="P64" svg:width="1.721cm" svg:height="0.768cm"><draw:image xlink:href="Pictures/2000002300000611000002C30BA6AA66.wmf" xlink:type="simple" xlink:show="embed" xlink:actuate="onLoad"><text:p/></draw:image></draw:frame></text:span><text:span text:style-name="T61"> - фиксированная линейно- независимая система</text:span></text:p>
      <text:p text:style-name="P23"><text:span text:style-name="T61"><draw:frame text:anchor-type="as-char" svg:y="-0.529cm" draw:z-index="10" draw:style-name="gr1" draw:text-style-name="P64" svg:width="1.324cm" svg:height="0.742cm"><draw:image xlink:href="Pictures/20000017000004B00000029F3A1ED8C5.wmf" xlink:type="simple" xlink:show="embed" xlink:actuate="onLoad"><text:p/></draw:image></draw:frame></text:span><text:span text:style-name="T61"> (</text:span><text:span text:style-name="T61"><draw:frame text:anchor-type="as-char" svg:y="-0.503cm" draw:z-index="11" draw:style-name="gr1" draw:text-style-name="P64" svg:width="1.721cm" svg:height="0.768cm"><draw:image xlink:href="Pictures/2000002300000611000002C30BA6AA66.wmf" xlink:type="simple" xlink:show="embed" xlink:actuate="onLoad"><text:p/></draw:image></draw:frame></text:span><text:span text:style-name="T61"> </text:span><text:span text:style-name="T61"><draw:frame text:anchor-type="as-char" svg:y="-0.37cm" draw:z-index="12" draw:style-name="gr1" draw:text-style-name="P64" svg:width="1.562cm" svg:height="0.636cm"><draw:image xlink:href="Pictures/2000001A000004D40000029F0E94FE60.wmf" xlink:type="simple" xlink:show="embed" xlink:actuate="onLoad"><text:p/></draw:image></draw:frame></text:span><text:span text:style-name="T61">) - пока неизвестные параметры</text:span></text:p>
      <text:p text:style-name="P24"><text:span text:style-name="T61">Математическая постановка задачи интерполирования заключается в следующем. <text:s/>Пусть </text:span><text:span text:style-name="T64">R</text:span><text:span text:style-name="T61"> - пространство действительных функций, определенных на отрезке [</text:span><text:span text:style-name="T67">a</text:span><text:span text:style-name="T61">,</text:span><text:span text:style-name="T67">b</text:span><text:span text:style-name="T61">], и </text:span><text:span text:style-name="T61"><draw:frame text:anchor-type="as-char" svg:y="-0.529cm" draw:z-index="13" draw:style-name="gr1" draw:text-style-name="P64" svg:width="1.773cm" svg:height="0.768cm"><draw:image xlink:href="Pictures/2000002300000659000002C3EB40399A.wmf" xlink:type="simple" xlink:show="embed" xlink:actuate="onLoad"><text:p/></draw:image></draw:frame></text:span><text:span text:style-name="T61"> - заданная конечная или счетная система функций из </text:span><text:span text:style-name="T64">R</text:span><text:span text:style-name="T61">, такая, что их любая конечная подсистема является линейно-независимой. Для данной конечной совокупности точек </text:span><text:span text:style-name="T67">x</text:span><text:span text:style-name="T54">1</text:span><text:span text:style-name="T61">, </text:span><text:span text:style-name="T67">x</text:span><text:span text:style-name="T54">2</text:span><text:span text:style-name="T61">, …, </text:span><text:span text:style-name="T67">x</text:span><text:span text:style-name="T57">n</text:span><text:span text:style-name="T61"> (</text:span><text:span text:style-name="T67">x</text:span><text:span text:style-name="T57">i</text:span><text:span text:style-name="T61"> ≠ </text:span><text:span text:style-name="T67">x</text:span><text:span text:style-name="T57">j</text:span><text:span text:style-name="T61"> при </text:span><text:span text:style-name="T67">i</text:span><text:span text:style-name="T61">≠</text:span><text:span text:style-name="T67">j</text:span><text:span text:style-name="T61">), принадлежащих отрезку [</text:span><text:span text:style-name="T67">a</text:span><text:span text:style-name="T61">,</text:span><text:span text:style-name="T67">b</text:span><text:span text:style-name="T61">], и данной функции </text:span><text:span text:style-name="T67">f</text:span><text:span text:style-name="T61">(</text:span><text:span text:style-name="T67">x</text:span><text:span text:style-name="T61">) из </text:span><text:span text:style-name="T64">R</text:span><text:span text:style-name="T61"> найти функцию φ, являющуюся линейной комбинацией функций </text:span><text:span text:style-name="T61"><draw:frame text:anchor-type="as-char" svg:y="-0.582cm" draw:z-index="14" draw:style-name="gr1" draw:text-style-name="P64" svg:width="1.773cm" svg:height="0.768cm"><draw:image xlink:href="Pictures/2000002300000659000002C3EB40399A.wmf" xlink:type="simple" xlink:show="embed" xlink:actuate="onLoad"><text:p/></draw:image></draw:frame></text:span><text:span text:style-name="T61"> так, чтобы в заданных точках значения </text:span><text:span text:style-name="T67">f</text:span><text:span text:style-name="T61"> и φ совпадали. Другими словами, определить константы </text:span><text:span text:style-name="T67">a</text:span><text:span text:style-name="T54">1</text:span><text:span text:style-name="T61">, </text:span><text:span text:style-name="T67">a</text:span><text:span text:style-name="T54">2</text:span><text:span text:style-name="T61">, …, </text:span><text:span text:style-name="T67">a</text:span><text:span text:style-name="T57">n</text:span><text:span text:style-name="T61"> так, чтобы</text:span></text:p>
      <text:p text:style-name="P24"><text:span text:style-name="T62"><draw:frame text:anchor-type="as-char" svg:y="-0.794cm" draw:z-index="15" draw:style-name="gr1" draw:text-style-name="P64" svg:width="3.07cm" svg:height="1.35cm"><draw:image xlink:href="Pictures/2000003700000AE3000004D3303ADE5B.wmf" xlink:type="simple" xlink:show="embed" xlink:actuate="onLoad"><text:p/></draw:image></draw:frame></text:span><text:span text:style-name="T62"> (</text:span><text:span text:style-name="T62"><draw:frame text:anchor-type="as-char" svg:y="-0.397cm" draw:z-index="16" draw:style-name="gr1" draw:text-style-name="P64" svg:width="1.562cm" svg:height="0.636cm"><draw:image xlink:href="Pictures/2000001A000004D40000029F0E94FE60.wmf" xlink:type="simple" xlink:show="embed" xlink:actuate="onLoad"><text:p/></draw:image></draw:frame></text:span><text:span text:style-name="T62">)</text:span></text:p>
      <text:p text:style-name="P15"><text:span text:style-name="T17">Совершенно ясно, почему число коэффициентов </text:span><text:span text:style-name="T17"><draw:frame text:anchor-type="as-char" svg:y="-0.582cm" draw:z-index="17" draw:style-name="gr1" draw:text-style-name="P64" svg:width="1.059cm" svg:height="0.742cm"><draw:image xlink:href="Pictures/2000001D000003BA0000029FB90358C6.wmf" xlink:type="simple" xlink:show="embed" xlink:actuate="onLoad"><text:p/></draw:image></draw:frame></text:span><text:span text:style-name="T17"> должно совпадать с числом узлов интерполяции </text:span><text:span text:style-name="T33">x</text:span><text:span text:style-name="T46">i</text:span><text:span text:style-name="T17">. Это нужно для того, чтобы матрица системы была квадратной (т.е. число неизвестных совпадало бы с числом условий, из которых находятся эти неизвестные). Кроме того, для однозначной разрешимости данной системы (при произвольной правой части) необходимо и достаточно, чтобы ее определитель был отличен от нуля, т.е.:</text:span></text:p>
      <text:p text:style-name="P15"><text:span text:style-name="T33"><draw:frame text:anchor-type="as-char" svg:y="-0.556cm" draw:z-index="18" draw:style-name="gr1" draw:text-style-name="P64" svg:width="2.752cm" svg:height="0.742cm"><draw:image xlink:href="Pictures/20000028000009CA0000029F06406C20.wmf" xlink:type="simple" xlink:show="embed" xlink:actuate="onLoad"><text:p/></draw:image></draw:frame></text:span><text:span text:style-name="T33"> </text:span><text:span text:style-name="T33"><draw:frame text:anchor-type="as-char" svg:y="-0.556cm" draw:z-index="19" draw:style-name="gr1" draw:text-style-name="P64" svg:width="2.911cm" svg:height="0.742cm"><draw:image xlink:href="Pictures/2000002200000A570000029F8641D66A.wmf" xlink:type="simple" xlink:show="embed" xlink:actuate="onLoad"><text:p/></draw:image></draw:frame></text:span><text:span text:style-name="T33">:</text:span></text:p>
      <text:p text:style-name="P40"><draw:frame text:anchor-type="as-char" svg:y="0cm" draw:z-index="20" draw:style-name="gr1" draw:text-style-name="P64" svg:width="6.906cm" svg:height="2.62cm"><draw:image xlink:href="Pictures/2000006A00001B0400000A347B680D21.wmf" xlink:type="simple" xlink:show="embed" xlink:actuate="onLoad"><text:p/></draw:image></draw:frame></text:p>
      <text:p text:style-name="P15"><text:span text:style-name="T33">Естественно, интерполянт необходимо построить в виде более легкой </text:span><text:soft-page-break/><text:span text:style-name="T33">учетной функции, поэтому за часто берут такие системы как:</text:span></text:p>
      <text:p text:style-name="P56">{1, х, х<text:span text:style-name="T69">2</text:span>, …, х<text:span text:style-name="T70">n</text:span>}, {1, <text:span text:style-name="T1">sinx</text:span>, <text:span text:style-name="T1">cosx</text:span>, <text:span text:style-name="T1">sin</text:span>2<text:span text:style-name="T1">x</text:span>, <text:span text:style-name="T1">cos</text:span>2<text:span text:style-name="T1">x</text:span>, …, <text:span text:style-name="T1">sin</text:span>(<text:span text:style-name="T1">nx</text:span>), <text:span text:style-name="T1">cos</text:span>(<text:span text:style-name="T1">nx</text:span>)} ,</text:p>
      <text:p text:style-name="P25"><text:span text:style-name="T2">{1, e </text:span><text:span text:style-name="T71">x1</text:span><text:span text:style-name="T2">, e </text:span><text:span text:style-name="T71">x2</text:span><text:span text:style-name="T2">, …, e </text:span><text:span text:style-name="T71">xn</text:span><text:span text:style-name="T2">} (i R, i≠j (i≠j), nN).</text:span></text:p>
      <text:p text:style-name="P40"/>
      <text:p text:style-name="P29"><text:span text:style-name="T68">1.</text:span>2 <text:span text:style-name="T72">Алгебраический многочлен</text:span></text:p>
      <text:p text:style-name="P26"><text:span text:style-name="T7">Выберем в качестве базисных </text:span>функций систему всех степеней</text:p>
      <text:p text:style-name="P27"><draw:frame draw:style-name="fr2" draw:name="Объект2" text:anchor-type="as-char" svg:width="3.962cm" svg:height="0.593cm" draw:z-index="21"><draw:object xlink:href="./Object 2" xlink:type="simple" xlink:show="embed" xlink:actuate="onLoad"/><draw:image xlink:href="./ObjectReplacements/Object 2" xlink:type="simple" xlink:show="embed" xlink:actuate="onLoad"/></draw:frame></text:p>
      <text:p text:style-name="P16"><text:span text:style-name="T43">Будем считать все узлы </text:span><text:span text:style-name="T36">x</text:span><text:span text:style-name="T48">n</text:span><text:span text:style-name="T43"> попарно различными. </text:span><text:span text:style-name="T22">Докажем, </text:span><text:span text:style-name="T43">что интерполяционный алгебраический многочлен </text:span><text:span text:style-name="T36">P</text:span><text:span text:style-name="T48">N</text:span><text:span text:style-name="T75">(x) </text:span><text:span text:style-name="T82">в этом случае является единственным. Предположим, что существуют два интерполяционных многочлена </text:span><text:span text:style-name="T75">P</text:span><text:span text:style-name="T48">N</text:span><text:span text:style-name="T75">(x) </text:span><text:span text:style-name="T82">и </text:span><text:span text:style-name="T82"><draw:frame draw:style-name="fr2" draw:name="Объект3" text:anchor-type="as-char" svg:width="1.279cm" svg:height="0.564cm" draw:z-index="22"><draw:object xlink:href="./Object 3" xlink:type="simple" xlink:show="embed" xlink:actuate="onLoad"/><draw:image xlink:href="./ObjectReplacements/Object 3" xlink:type="simple" xlink:show="embed" xlink:actuate="onLoad"/></draw:frame></text:span><text:span text:style-name="T82">. </text:span><text:span text:style-name="T83">Они совпадают в </text:span><text:span text:style-name="T76">N+1 </text:span><text:span text:style-name="T83">точках </text:span><text:span text:style-name="T76">x</text:span><text:span text:style-name="T49">n</text:span><text:span text:style-name="T76">. </text:span><text:span text:style-name="T83">Тогда их разность </text:span><text:span text:style-name="T75">P</text:span><text:span text:style-name="T48">N</text:span><text:span text:style-name="T75">(x) -</text:span><text:span text:style-name="T82"> </text:span><text:span text:style-name="T82"><draw:frame draw:style-name="fr2" draw:name="Объект4" text:anchor-type="as-char" svg:width="1.279cm" svg:height="0.564cm" draw:z-index="2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83">также является многочленом степени не выше </text:span><text:span text:style-name="T76">N </text:span><text:span text:style-name="T83">и обращается в нуль в (</text:span><text:span text:style-name="T76">N+1</text:span><text:span text:style-name="T83">)-й точке, т. е. имеет </text:span><text:span text:style-name="T76">N+1 </text:span><text:span text:style-name="T83">корень. </text:span><text:span text:style-name="T84">Последнее невозможно, поскольку у такого многочлена имеется не более </text:span><text:span text:style-name="T77">N </text:span><text:span text:style-name="T84">корней. Это доказывает единственность алгебраического интерполяционного многочлена. </text:span></text:p>
      <text:p text:style-name="P16"><text:span text:style-name="T43">Помимо алгебраического многочлена, единственность обеспечивают и </text:span><text:span text:style-name="T21">д</text:span><text:span text:style-name="T37">р</text:span><text:span text:style-name="T21">угие</text:span><text:span text:style-name="T43"> системы функций. В радиотехнических расчетах нередко используют интерполяцию тригонометрическими многочленами (так называемые формулы Бесселя)</text:span><text:span text:style-name="T23">. </text:span><text:span text:style-name="T43">В задачах квантово-механического расчета молекул используют систему экспонент </text:span><text:span text:style-name="T43"><draw:frame draw:style-name="fr2" draw:name="Объект5" text:anchor-type="as-char" svg:width="5.477cm" svg:height="0.533cm" draw:z-index="2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43">, но соответствующий алгоритм является специфическим.</text:span></text:p>
      <text:p text:style-name="P41"><text:span text:style-name="T27">1</text:span><text:span text:style-name="T43">.</text:span><text:span text:style-name="T27">3</text:span><text:span text:style-name="T21"> Многочлен Ньютона</text:span></text:p>
      <text:p text:style-name="P17"><text:span text:style-name="T18">А</text:span><text:span text:style-name="T34">лгебраический интерполяционный многочлен единственный, </text:span><text:span text:style-name="T44">но существует много форм его записи. Они были предложены потому, что давали некоторые преимущества в какихто частных случаях: например, если сетка равномерная или заранее известно число узлов, которое будет взято для построения многочлена, и т. п.</text:span><text:span text:style-name="T16"> </text:span><text:span text:style-name="T18">Д</text:span><text:span text:style-name="T43">алее будет приведена форма Ньютона; она удобна тем, что пригодна на произвольной неравномерной сетке, позволяет увеличивать или уменьшать число узлов в ходе расчета, а также апостериорно оценивать достигнутую точность. </text:span></text:p>
      <text:p text:style-name="P42"><text:soft-page-break/><text:span text:style-name="T27">1</text:span><text:span text:style-name="T43">.</text:span><text:span text:style-name="T27">3</text:span><text:span text:style-name="T43">.</text:span><text:span text:style-name="T21">1</text:span><text:span text:style-name="T43"> </text:span><text:span text:style-name="T27">Р</text:span><text:span text:style-name="T21">азделение разности</text:span></text:p>
      <text:p text:style-name="P43"><text:span text:style-name="T24">О</text:span><text:span text:style-name="T38">пределим разделенные разности </text:span><text:span text:style-name="T43">первого, второго и так далее порядков функции и(</text:span><text:span text:style-name="T39">x</text:span><text:span text:style-name="T43">) следующим образом:</text:span></text:p>
      <text:p text:style-name="P43"><draw:frame draw:style-name="fr2" draw:name="Объект6" text:anchor-type="as-char" svg:width="4.263cm" svg:height="1.124cm" draw:z-index="25"><draw:object xlink:href="./Object 6" xlink:type="simple" xlink:show="embed" xlink:actuate="onLoad"/><draw:image xlink:href="./ObjectReplacements/Object 6" xlink:type="simple" xlink:show="embed" xlink:actuate="onLoad"/></draw:frame></text:p>
      <text:p text:style-name="P43"><draw:frame draw:style-name="fr2" draw:name="Объект7" text:anchor-type="as-char" svg:width="5.937cm" svg:height="1.125cm" draw:z-index="2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18"><text:span text:style-name="T63">и т. д.</text:span><text:span text:style-name="T8"> </text:span><text:span text:style-name="T43">Общий закон легко виден: справа в числителе стоят дверазделенные разности предыдущего порядка со сдвинутыми на 1 индексами, а в знаменателе стоит разность крайних значений аргумента. Процесс построения разделенных разностей можно продолжать, пока у нас хватает точек. </text:span></text:p>
      <text:p text:style-name="P47"><text:span text:style-name="T43">Возьмем многочлен </text:span><text:span text:style-name="T35">N-</text:span><text:span text:style-name="T43">й степени </text:span><text:span text:style-name="T35">P</text:span><text:span text:style-name="T47">n</text:span><text:span text:style-name="T74">(x) </text:span><text:span text:style-name="T89">и </text:span><text:span text:style-name="T74">N+1 </text:span><text:span text:style-name="T89">точку </text:span><text:span text:style-name="T74">x</text:span><text:span text:style-name="T47">n</text:span><text:span text:style-name="T74">, 0</text:span><text:span text:style-name="T74"><draw:frame draw:style-name="fr2" draw:name="Объект8" text:anchor-type="as-char" svg:width="1.646cm" svg:height="0.467cm" draw:z-index="27"><draw:object xlink:href="./Object 8" xlink:type="simple" xlink:show="embed" xlink:actuate="onLoad"/><draw:image xlink:href="./ObjectReplacements/Object 8" xlink:type="simple" xlink:show="embed" xlink:actuate="onLoad"/></draw:frame></text:span><text:span text:style-name="T74">. </text:span><text:span text:style-name="T89">Добавим к этим точкам искомую точку </text:span><text:span text:style-name="T74">x, </text:span><text:span text:style-name="T89">поместив её в таблице впереди точки </text:span><text:span text:style-name="T74">x</text:span><text:span text:style-name="T47">0</text:span><text:span text:style-name="T74">. </text:span><text:span text:style-name="T89">Построим разделенные разности этого многочлена по расширенной системе точек. Первая разделенная разность равна</text:span></text:p>
      <text:p text:style-name="P50"><draw:frame draw:style-name="fr2" draw:name="Объект9" text:anchor-type="as-char" svg:width="4.233cm" svg:height="1.124cm" draw:z-index="28"><draw:object xlink:href="./Object 9" xlink:type="simple" xlink:show="embed" xlink:actuate="onLoad"/><draw:image xlink:href="./ObjectReplacements/Object 9" xlink:type="simple" xlink:show="embed" xlink:actuate="onLoad"/></draw:frame></text:p>
      <text:p text:style-name="P48"><text:span text:style-name="T89">Здесь числитель обращается в нуль при </text:span><text:span text:style-name="T74">x=x</text:span><text:span text:style-name="T47">0 </text:span><text:span text:style-name="T74">, </text:span><text:span text:style-name="T89">поэтому многочлен </text:span><text:span text:style-name="T74">P(x)-P(x</text:span><text:span text:style-name="T47">0</text:span><text:span text:style-name="T74">) </text:span><text:span text:style-name="T89">нацело делится на </text:span><text:span text:style-name="T74">x-x</text:span><text:span text:style-name="T47">0</text:span><text:span text:style-name="T74">. </text:span><text:span text:style-name="T89">Следовательно первая разделенная разность многочлена </text:span><text:span text:style-name="T74">N-</text:span><text:span text:style-name="T89">й степени является многочленом (</text:span><text:span text:style-name="T74">N-1</text:span><text:span text:style-name="T89">)й степени от </text:span><text:span text:style-name="T74">x.</text:span></text:p>
      <text:p text:style-name="P48"><text:span text:style-name="T89">Вторая </text:span><text:span text:style-name="T90">разделенная разность равна</text:span></text:p>
      <text:p text:style-name="P51"><draw:frame draw:style-name="fr2" draw:name="Объект10" text:anchor-type="as-char" svg:width="5.909cm" svg:height="1.125cm" draw:z-index="2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49"><text:span text:style-name="T89">Если </text:span><text:span text:style-name="T74">x=x</text:span><text:span text:style-name="T47">1</text:span><text:span text:style-name="T74">, </text:span><text:span text:style-name="T89">то этот числитель также обращается в нуль, значит, он нацело делится на </text:span><text:span text:style-name="T74">x-x</text:span><text:span text:style-name="T47">1</text:span><text:span text:style-name="T74">. </text:span><text:span text:style-name="T89">При этом образуется многочлен степени </text:span><text:span text:style-name="T74">N-2 </text:span><text:span text:style-name="T89">по каждому из трех аргументов. </text:span></text:p>
      <text:p text:style-name="P49"><text:span text:style-name="T89">Продолжим этот процесс. Когда подключается (</text:span><text:span text:style-name="T74">N-</text:span><text:span text:style-name="T89">1)я точка, получается (</text:span><text:span text:style-name="T74">N-</text:span><text:span text:style-name="T89">1) разделенная разность, являющаяся многочленом нулевой степени, т. е. константой. Поэтому при подключении </text:span><text:span text:style-name="T74">N-</text:span><text:span text:style-name="T89">й точки правая часть обратится в нуль:</text:span></text:p>
      <text:p text:style-name="P52"><draw:frame draw:style-name="fr2" draw:name="Объект11" text:anchor-type="as-char" svg:width="3.344cm" svg:height="0.531cm" draw:z-index="30"><draw:object xlink:href="./Object 11" xlink:type="simple" xlink:show="embed" xlink:actuate="onLoad"/><draw:image xlink:href="./ObjectReplacements/Object 11" xlink:type="simple" xlink:show="embed" xlink:actuate="onLoad"/></draw:frame></text:p>
      <text:p text:style-name="P49"><text:span text:style-name="T89">Таким образом, процесс построения разделенных разностей для </text:span><text:soft-page-break/><text:span text:style-name="T89">многочлена исчерпывается: он не может использовать дальнейшие точки таблицы.</text:span></text:p>
      <text:p text:style-name="P53"><text:span text:style-name="T95">1</text:span>.<text:span text:style-name="T95">3</text:span>.2 Форма Ньютона</text:p>
      <text:p text:style-name="P44"><text:span text:style-name="T85">В</text:span><text:span text:style-name="T25">осстановим интерполяционный многочлен </text:span><text:span text:style-name="T43">по его разделенным разностям. Для этого перепишем формулы</text:span><text:span text:style-name="T25">:</text:span></text:p>
      <text:p text:style-name="P44"><text:span text:style-name="T43"><draw:frame draw:style-name="fr2" draw:name="Объект12" text:anchor-type="as-char" svg:width="4.233cm" svg:height="1.124cm" draw:z-index="31"><draw:object xlink:href="./Object 12" xlink:type="simple" xlink:show="embed" xlink:actuate="onLoad"/><draw:image xlink:href="./ObjectReplacements/Object 12" xlink:type="simple" xlink:show="embed" xlink:actuate="onLoad"/></draw:frame></text:span><text:span text:style-name="T43"> - </text:span><text:span text:style-name="T43"><draw:frame draw:style-name="fr2" draw:name="Объект13" text:anchor-type="as-char" svg:width="3.344cm" svg:height="0.531cm" draw:z-index="3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43"> в следующем виде:</text:span></text:p>
      <text:p text:style-name="P37"><draw:frame draw:style-name="fr2" draw:name="Объект14" text:anchor-type="as-char" svg:width="5.554cm" svg:height="0.531cm" draw:z-index="33"><draw:object xlink:href="./Object 14" xlink:type="simple" xlink:show="embed" xlink:actuate="onLoad"/><draw:image xlink:href="./ObjectReplacements/Object 14" xlink:type="simple" xlink:show="embed" xlink:actuate="onLoad"/></draw:frame></text:p>
      <text:p text:style-name="P37"><draw:frame draw:style-name="fr2" draw:name="Объект15" text:anchor-type="as-char" svg:width="7.221cm" svg:height="0.531cm" draw:z-index="34"><draw:object xlink:href="./Object 15" xlink:type="simple" xlink:show="embed" xlink:actuate="onLoad"/><draw:image xlink:href="./ObjectReplacements/Object 15" xlink:type="simple" xlink:show="embed" xlink:actuate="onLoad"/></draw:frame></text:p>
      <text:p text:style-name="P37"><draw:frame draw:style-name="fr2" draw:name="Объект16" text:anchor-type="as-char" svg:width="8.894cm" svg:height="0.531cm" draw:z-index="35"><draw:object xlink:href="./Object 16" xlink:type="simple" xlink:show="embed" xlink:actuate="onLoad"/><draw:image xlink:href="./ObjectReplacements/Object 16" xlink:type="simple" xlink:show="embed" xlink:actuate="onLoad"/></draw:frame></text:p>
      <text:p text:style-name="P37"><draw:frame draw:style-name="fr2" draw:name="Объект17" text:anchor-type="as-char" svg:width="4.001cm" svg:height="0.531cm" draw:z-index="36"><draw:object xlink:href="./Object 17" xlink:type="simple" xlink:show="embed" xlink:actuate="onLoad"/><draw:image xlink:href="./ObjectReplacements/Object 17" xlink:type="simple" xlink:show="embed" xlink:actuate="onLoad"/></draw:frame></text:p>
      <text:p text:style-name="P37">Подставив здесь каждую последующую формулу в предыдущую, получим выражение многочлена через его разделенные разности:</text:p>
      <text:p text:style-name="P37"><draw:frame draw:style-name="fr2" draw:name="Объект18" text:anchor-type="as-char" svg:width="10.338cm" svg:height="1.139cm" draw:z-index="37"><draw:object xlink:href="./Object 18" xlink:type="simple" xlink:show="embed" xlink:actuate="onLoad"/><draw:image xlink:href="./ObjectReplacements/Object 18" xlink:type="simple" xlink:show="embed" xlink:actuate="onLoad"/></draw:frame></text:p>
      <text:p text:style-name="P28"><text:span text:style-name="T13">Здесь разделенные разности в правой части содержат только табулированные </text:span>узлы; узел х в них не входит. Поскольку эти разделенные разности выражаются через табулированные выражения многочлена, это позволяет восстановить многочлен в (N + 1)-м узле.</text:p>
      <text:p text:style-name="P38">Интерполяционный многочлен по определению совпадает с</text:p>
      <text:p text:style-name="P7">функцией и(х) в (N + 1)-м выбранном узле.</text:p>
      <text:p text:style-name="P30">Это дает </text:p>
      <text:p text:style-name="P30"><draw:frame draw:style-name="fr2" draw:name="Объект19" text:anchor-type="as-char" svg:width="2.845cm" svg:height="1.138cm" draw:z-index="38"><draw:object xlink:href="./Object 19" xlink:type="simple" xlink:show="embed" xlink:actuate="onLoad"/><draw:image xlink:href="./ObjectReplacements/Object 19" xlink:type="simple" xlink:show="embed" xlink:actuate="onLoad"/></draw:frame></text:p>
      <text:p text:style-name="P30">Видно,что формула применима на произвольной неравномерной сетке, а число членов можно увеличивать или уменьшать, если исходные таблицы содержат достаточно много точек.</text:p>
      <text:p text:style-name="P19"><text:span text:style-name="T19">Для </text:span><text:span text:style-name="T20">в</text:span><text:span text:style-name="T43">ычислений</text:span><text:span text:style-name="T28"> б</text:span><text:span text:style-name="T43">ерется исходная таблица из </text:span><text:span text:style-name="T40">N+1 </text:span><text:span text:style-name="T26">узла </text:span><text:span text:style-name="T40">x</text:span><text:span text:style-name="T50">n</text:span><text:span text:style-name="T78">, </text:span><text:span text:style-name="T78"><draw:frame draw:style-name="fr2" draw:name="Объект20" text:anchor-type="as-char" svg:width="1.646cm" svg:height="0.467cm" draw:z-index="39"><draw:object xlink:href="./Object 20" xlink:type="simple" xlink:show="embed" xlink:actuate="onLoad"/><draw:image xlink:href="./ObjectReplacements/Object 20" xlink:type="simple" xlink:show="embed" xlink:actuate="onLoad"/></draw:frame></text:span><text:span text:style-name="T78">. </text:span><text:span text:style-name="T79">П</text:span><text:span text:style-name="T45">о каждой паре соседних узлов вычисляется разделенная разность первого порядка. Таких разностей будет N. По каждой паре соседних разделенных разностей первого порядка вычисляется разделенная разность второго порядка; их будет N -1. Продолжив этот процесс, доходим до единственной разделенной </text:span><text:soft-page-break/><text:span text:style-name="T45">разности N-го порядка. Таким образом, таблица разделенных разностей будет треугольной. Но для окончательных вычислений достаточно хранить лишь одну верхнюю строку разделенных разностей всех порядков. Остальная часть таблицы является промежуточным результатом и служит только для вычисления этой строки.</text:span></text:p>
      <text:p text:style-name="P55"><text:span text:style-name="T31">1.4</text:span><text:span text:style-name="T41"> </text:span><text:span text:style-name="T29">Обратная интерполяция</text:span></text:p>
      <text:p text:style-name="P45"><text:span text:style-name="T29">В практике часто требуются обратные функции. Но даже если известно явное выражение функции </text:span><text:span text:style-name="T41">u(x), </text:span><text:span text:style-name="T29">найти явное выражение для обратной функции </text:span><text:span text:style-name="T41">x(u) </text:span><text:span text:style-name="T29">далеко не всегда возможно. Однако численно найти обратную функцию очень легко. Для этого выберем достаточно подробную сетку узлов </text:span><text:span text:style-name="T41">{x</text:span><text:span text:style-name="T51">n</text:span><text:span text:style-name="T41">}, </text:span><text:span text:style-name="T29">покрывающую весь необходимый диапазон изменения аргумента. </text:span><text:span text:style-name="T30">Вычисляя прямую функцию, составляем таблицу </text:span><text:span text:style-name="T42">u</text:span><text:span text:style-name="T52">n</text:span><text:span text:style-name="T81"> = u(x</text:span><text:span text:style-name="T52">n</text:span><text:span text:style-name="T81">). </text:span><text:span text:style-name="T87">Меняем столбцы этой таблицы местами и получаем таблицу </text:span><text:span text:style-name="T81">(u</text:span><text:span text:style-name="T52">n</text:span><text:span text:style-name="T81">,x</text:span><text:span text:style-name="T52">n</text:span><text:span text:style-name="T81">). </text:span><text:span text:style-name="T87">Если рассматривать </text:span><text:span text:style-name="T81">u </text:span><text:span text:style-name="T87">как аргумент, а </text:span><text:span text:style-name="T81">x </text:span><text:span text:style-name="T87">как функцию, то это будет таблица значений обратной функции.</text:span></text:p>
      <text:p text:style-name="P46"><text:span text:style-name="T86">Тем самым обратная функция </text:span><text:span text:style-name="T80">x(u) </text:span><text:span text:style-name="T86">табулирована. В узлах </text:span><text:span text:style-name="T80">u</text:span><text:span text:style-name="T51">n</text:span><text:span text:style-name="T80"> </text:span><text:span text:style-name="T86">она известна. Для проиежуточных значений </text:span><text:span text:style-name="T80">u </text:span><text:span text:style-name="T86">её можно найти, строя по обратной <text:s/>таблице интерполяционный многочлен Ньютона.</text:span></text:p>
      <text:p text:style-name="P54">Этот прием называется обратной интерполяцией.</text:p>
      <text:p text:style-name="P32"/>
      <text:p text:style-name="P33">1.5 Сплайн нтерполяция</text:p>
      <text:p text:style-name="P34">Для построения графиков функции по точкам с помощью лекал стараются выбрать лекало, на которое попадает как можно больше точек графика. Еще лучший результат достигается при использовании гибкого бруска (металлической линейки, поставленной на ребро), который прикладывают к точкам графика.</text:p>
      <text:p text:style-name="P34">Уравнение гибкого бруска было написано еще Бернулли. Шонберг приближенно заменил решение этого уравнения полиномом третье<text:span text:style-name="T96">й</text:span> степени. <text:span text:style-name="T96">Между каждой парой соседних узлов строился свой полином, а в узлах соседние полиномы «склеивались» так, чтобы обеспечить максимально возможную гладкость интерполяции.</text:span></text:p>
      <text:p text:style-name="P35"><text:soft-page-break/>Описанный прием быстро распространился и был обобщен на случай полинома большей степени и даже неполимиальной интерполяции. Этот прием — интерполирование функции кусочно-полиномиальной функциеё получил название сплайн интерполяции (от англ. <text:span text:style-name="T1">Spline – </text:span>гибкий брусок).</text:p>
      <text:p text:style-name="P36">Пусть задана сетка <text:span text:style-name="T1"><draw:frame draw:style-name="fr2" draw:name="Объект21" text:anchor-type="as-char" svg:width="2.489cm" svg:height="0.586cm" draw:z-index="40"><draw:object xlink:href="./Object 21" xlink:type="simple" xlink:show="embed" xlink:actuate="onLoad"/><draw:image xlink:href="./ObjectReplacements/Object 21" xlink:type="simple" xlink:show="embed" xlink:actuate="onLoad"/></draw:frame></text:span><text:span text:style-name="T1">; </text:span>точки <text:span text:style-name="T1">x</text:span><text:span text:style-name="T58">n</text:span><text:span text:style-name="T91"> </text:span><text:span text:style-name="T73">называют узлами сплайна. Полиномиальным сплайном </text:span><text:span text:style-name="T91">S</text:span><text:span text:style-name="T58">p</text:span><text:span text:style-name="T91">(x) </text:span><text:span text:style-name="T73">дефекта </text:span><text:span text:style-name="T91">q </text:span><text:span text:style-name="T73">называется функция, удовлетворяющая следующим требованиям:</text:span></text:p>
      <text:list xml:id="list8826486851375233598" text:style-name="L1">
        <text:list-item>
          <text:p text:style-name="P59"><text:span text:style-name="T91">S</text:span><text:span text:style-name="T58">p</text:span><text:span text:style-name="T91">(x) </text:span><text:span text:style-name="T73">на каждом интервале </text:span><text:span text:style-name="T91">[x</text:span><text:span text:style-name="T58">n-1</text:span><text:span text:style-name="T91">, x</text:span><text:span text:style-name="T58">n</text:span><text:span text:style-name="T91">] </text:span><text:span text:style-name="T73">является полиномом степени </text:span><text:span text:style-name="T91">p</text:span></text:p>
        </text:list-item>
        <text:list-item>
          <text:p text:style-name="P59"><text:span text:style-name="T73">Эти полиномы «склеены» во внутренних узлах так, что сплайн остается непрерывным вместе со своими </text:span><text:span text:style-name="T91">p – q </text:span><text:span text:style-name="T73">производными: </text:span><text:span text:style-name="T73"><draw:frame draw:style-name="fr2" draw:name="Объект22" text:anchor-type="as-char" svg:width="8.946cm" svg:height="0.974cm" draw:z-index="41"><draw:object xlink:href="./Object 22" xlink:type="simple" xlink:show="embed" xlink:actuate="onLoad"/><draw:image xlink:href="./ObjectReplacements/Object 22" xlink:type="simple" xlink:show="embed" xlink:actuate="onLoad"/></draw:frame></text:span></text:p>
        </text:list-item>
      </text:list>
      <text:p text:style-name="P11"><text:span text:style-name="T73"><text:tab/>Чаще всего ограничиваются сплайнами дефекта </text:span><text:span text:style-name="T91">q = 1, </text:span><text:span text:style-name="T73">когда разрывна лишь старшая (</text:span><text:span text:style-name="T91">p-</text:span><text:span text:style-name="T73">я) производная, а все младшие производные непрерывны. В этом случае говорят просто о сплайне степени </text:span><text:span text:style-name="T91">p, </text:span><text:span text:style-name="T73">опуская упоминания о дефекте.</text:span></text:p>
      <text:p text:style-name="P12"><text:tab/>Если сплайн в заданных точках совпадает с табулированной функцией, то такой сплайн называется интерполяционным.</text:p>
      <text:p text:style-name="P58"><text:span text:style-name="T73"><text:tab/></text:span><text:span text:style-name="T93">2 </text:span><text:span text:style-name="T92">Интерполяция кубическим сплайном</text:span></text:p>
      <text:p text:style-name="P13"><text:tab/></text:p>
      <text:p text:style-name="P14"><text:tab/></text:p>
      <text:p text:style-name="P60"><text:tab/></text:p>
      <text:p text:style-name="P63">СПИСОК ИСПОЛЬЗОВАННЫХ ИСТОЧНИКОВ </text:p>
      <text:list xml:id="list8762838511454378668" text:style-name="L2">
        <text:list-item>
          <text:p text:style-name="P61">Самарский А.А. Введение в численные методы.</text:p>
        </text:list-item>
        <text:list-item>
          <text:p text:style-name="P61">Бахвалов Н.С. Численные методы. Главная редакция физико-математической литературы изд-ва «Наука», М., 1975 г</text:p>
        </text:list-item>
        <text:list-item>
          <text:p text:style-name="P61">Калиткин Н.Н. Численные методы.</text:p>
        </text:list-item>
        <text:list-item>
          <text:p text:style-name="P62"><text:span text:style-name="T88">Калиткин Н.Н. Альшина Е.А. Численные методы в двух книгах. </text:span><text:span text:style-name="T43">Москва </text:span><text:span text:style-name="T21">Издате</text:span><text:span text:style-name="T103">л</text:span><text:span text:style-name="T21">ьский</text:span><text:span text:style-name="T43"> центр </text:span><text:span text:style-name="T21">Академия, </text:span><text:span text:style-name="T103">2</text:span><text:span text:style-name="T88">013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HiddenHorzOCR" svg:font-family="HiddenHorzOCR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7:44:00</meta:creation-date>
    <meta:editing-duration>P2DT4H6M27S</meta:editing-duration>
    <meta:editing-cycles>30</meta:editing-cycles>
    <meta:generator>LibreOffice/4.4.5.2$Windows_x86 LibreOffice_project/a22f674fd25a3b6f45bdebf25400ed2adff0ff99</meta:generator>
    <dc:date>2015-09-06T18:16:11.318000000</dc:date>
    <dc:title>ВВЕДЕНИЕ</dc:title>
    <meta:initial-creator>Kirill</meta:initial-creator>
    <meta:document-statistic meta:table-count="0" meta:image-count="0" meta:object-count="22" meta:page-count="10" meta:paragraph-count="90" meta:word-count="1565" meta:character-count="11512" meta:non-whitespace-character-count="999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tyle mathsize="12pt">
        <mrow/>
      </mstyle>
      <mrow/>
    </mrow>
    <annotation encoding="StarMath 5.0"> size 12{ in } {}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row>
                    <mi>x</mi>
                    <mi>,</mi>
                    <msub>
                      <mi>x</mi>
                      <mn>0</mn>
                    </msub>
                  </mrow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row>
                  <msub>
                    <mi>x</mi>
                    <mn>0</mn>
                  </msub>
                  <mi>,</mi>
                  <msub>
                    <mi>x</mi>
                    <mn>1</mn>
                  </msub>
                </mrow>
              </mrow>
              <mo fence="true" stretchy="false">)</mo>
            </mrow>
          </mrow>
          <mrow>
            <mi>x</mi>
            <mo stretchy="false">−</mo>
            <msub>
              <mi>x</mi>
              <mn>1</mn>
            </msub>
          </mrow>
        </mfrac>
      </mrow>
    </mrow>
    <annotation encoding="StarMath 5.0">P( x,x_{0},x_{1} ) = {P(x,x_{0})-P(x_{0},x_{1})} over {x-x_{1}} </annotation>
  </semantics>
</math>
</file>

<file path=Object 1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n>...</mn>
              <mi>,</mi>
              <msub>
                <mi>x</mi>
                <mi>N</mi>
              </msub>
            </mrow>
          </mrow>
          <mo fence="true" stretchy="false">)</mo>
        </mrow>
        <mo stretchy="false">=</mo>
        <mn>0</mn>
      </mrow>
    </mrow>
    <annotation encoding="StarMath 5.0">P( x,x_{0}, ... , x_{N} ) = 0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x</mi>
            <mo stretchy="false">−</mo>
            <msub>
              <mi>x</mi>
              <mn>0</mn>
            </msub>
          </mrow>
        </mfrac>
      </mrow>
    </mrow>
    <annotation encoding="StarMath 5.0">P( x,x_{0} ) = {P(x)-P(x_{0})} over {x-x_{0}} 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n>...</mn>
              <mi>,</mi>
              <msub>
                <mi>x</mi>
                <mi>N</mi>
              </msub>
            </mrow>
          </mrow>
          <mo fence="true" stretchy="false">)</mo>
        </mrow>
        <mo stretchy="false">=</mo>
        <mn>0</mn>
      </mrow>
    </mrow>
    <annotation encoding="StarMath 5.0">P( x,x_{0}, ... , x_{N} ) = 0</annotation>
  </semantics>
</math>
</file>

<file path=Object 14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</mrow>
      <mi>P</mi>
      <mrow>
        <mo fence="true" stretchy="false">(</mo>
        <mrow>
          <mrow>
            <mi>x</mi>
            <mi>,</mi>
            <msub>
              <mi>x</mi>
              <mn>0</mn>
            </msub>
          </mrow>
        </mrow>
        <mo fence="true" stretchy="false">)</mo>
      </mrow>
      <mi>;</mi>
    </mrow>
    <annotation encoding="StarMath 5.0">P( x )=P( x_{0} )+( x-x_{0} )P( x,x_{0} );</annotation>
  </semantics>
</math>
</file>

<file path=Object 1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i>x</mi>
              <mo stretchy="false">−</mo>
              <msub>
                <mi>x</mi>
                <mn>1</mn>
              </msub>
            </mrow>
          </mrow>
          <mo fence="true" stretchy="false">)</mo>
        </mrow>
      </mrow>
      <mi>P</mi>
      <mrow>
        <mo fence="true" stretchy="false">(</mo>
        <mrow>
          <mrow>
            <mi>x</mi>
            <mi>,</mi>
            <msub>
              <mi>x</mi>
              <mn>0</mn>
            </msub>
            <mi>,</mi>
            <msub>
              <mi>x</mi>
              <mn>1</mn>
            </msub>
          </mrow>
        </mrow>
        <mo fence="true" stretchy="false">)</mo>
      </mrow>
      <mi>;</mi>
    </mrow>
    <annotation encoding="StarMath 5.0">P( x,x_{0} )=P( x_{0},x_{1} )+( x-x_{1} )P( x,x_{0},x_{1} );
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i>x</mi>
              <mo stretchy="false">−</mo>
              <msub>
                <mi>x</mi>
                <mn>2</mn>
              </msub>
            </mrow>
          </mrow>
          <mo fence="true" stretchy="false">)</mo>
        </mrow>
      </mrow>
      <mi>P</mi>
      <mrow>
        <mo fence="true" stretchy="false">(</mo>
        <mrow>
          <mrow>
            <mi>x</mi>
            <mi>,</mi>
            <msub>
              <mi>x</mi>
              <mn>0</mn>
            </msub>
            <mi>,</mi>
            <msub>
              <mi>x</mi>
              <mn>1</mn>
            </msub>
            <mi>,</mi>
            <msub>
              <mi>x</mi>
              <mn>2</mn>
            </msub>
          </mrow>
        </mrow>
        <mo fence="true" stretchy="false">)</mo>
      </mrow>
      <mi>;</mi>
    </mrow>
    <annotation encoding="StarMath 5.0">P( x,x_{0},x_{1} )=P( x_{0},x_{1},x_{2} )+( x-x_{2} )P( x,x_{0},x_{1},x_{2} );
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sub>
                <mi>x</mi>
                <mn>1</mn>
              </msub>
              <mi>,</mi>
              <mn>...</mn>
              <mi>,</mi>
              <msub>
                <mi>x</mi>
                <mi>N</mi>
              </msub>
            </mrow>
          </mrow>
          <mo fence="true" stretchy="false">)</mo>
        </mrow>
        <mo stretchy="false">=</mo>
        <mn>0.</mn>
      </mrow>
    </mrow>
    <annotation encoding="StarMath 5.0">P( x,x_{0},x_{1}, ..., x_{N} )=0.</annotation>
  </semantics>
</math>
</file>

<file path=Object 18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row>
          <munderover>
            <mo stretchy="false">∑</mo>
            <mrow>
              <mi>n</mi>
              <mo stretchy="false">=</mo>
              <mn>1</mn>
            </mrow>
            <mi>N</mi>
          </munderover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</mrow>
      </mrow>
      <mrow>
        <mo fence="true" stretchy="false">(</mo>
        <mrow>
          <mrow>
            <mi>x</mi>
            <mo stretchy="false">−</mo>
            <msub>
              <mi>x</mi>
              <mn>1</mn>
            </msub>
          </mrow>
        </mrow>
        <mo fence="true" stretchy="false">)</mo>
      </mrow>
      <mn>...</mn>
      <mrow>
        <mo fence="true" stretchy="false">(</mo>
        <mrow>
          <mrow>
            <mrow>
              <mi>x</mi>
              <mo stretchy="false">−</mo>
              <msub>
                <mi>x</mi>
                <mrow>
                  <mi>n</mi>
                  <mo stretchy="false">−</mo>
                  <mn>1</mn>
                </mrow>
              </msub>
            </mrow>
            <mi>P</mi>
            <mrow>
              <mo fence="true" stretchy="false">(</mo>
              <mrow>
                <mrow>
                  <msub>
                    <mi>x</mi>
                    <mn>0</mn>
                  </msub>
                  <mi>,</mi>
                  <msub>
                    <mi>x</mi>
                    <mn>1</mn>
                  </msub>
                  <mi>,</mi>
                  <mn>...</mn>
                  <mi>,</mi>
                  <msub>
                    <mi>x</mi>
                    <mi>n</mi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P( x )=P(x_{0} ) + sum from{n=1} to{N} ( x-x_{0} ) ( x-x_{1} )...( x-x_{n-1}P( x_{0},x_{1},...,x_{n} )) </annotation>
  </semantics>
</math>
</file>

<file path=Object 19/content.xml><?xml version="1.0" encoding="utf-8"?>
<math xmlns="http://www.w3.org/1998/Math/MathML" display="block">
  <semantics>
    <mrow>
      <msub>
        <mi mathvariant="normal">ω</mi>
        <mi>x</mi>
      </msub>
      <mo stretchy="false">=</mo>
      <mrow>
        <munderover>
          <mo stretchy="false">∏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row>
          <mo fence="true" stretchy="false">(</mo>
          <mrow>
            <mrow>
              <mi>x</mi>
              <mo stretchy="false">−</mo>
              <msub>
                <mi>x</mi>
                <mi>k</mi>
              </msub>
            </mrow>
          </mrow>
          <mo fence="true" stretchy="false">)</mo>
        </mrow>
      </mrow>
    </mrow>
    <annotation encoding="StarMath 5.0">%omega_{ x}= prod from{k=0} to{n-1} ( x-x_{k} ) </annotation>
  </semantics>
</math>
</file>

<file path=Object 2/content.xml><?xml version="1.0" encoding="utf-8"?>
<math xmlns="http://www.w3.org/1998/Math/MathML" display="block">
  <semantics>
    <mrow>
      <msub>
        <mi mathvariant="normal">ϕ</mi>
        <mi>j</mi>
      </msub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i>j</mi>
        </msup>
      </mrow>
      <mi>,</mi>
      <mrow>
        <mi>j</mi>
        <mo stretchy="false">=</mo>
        <mn>0,1,2,</mn>
      </mrow>
      <mn>...</mn>
    </mrow>
    <annotation encoding="StarMath 5.0">%iphi_{j} (x) = x^{j}, j = 0,1,2, ...</annotation>
  </semantics>
</math>
</file>

<file path=Object 20/content.xml><?xml version="1.0" encoding="utf-8"?>
<math xmlns="http://www.w3.org/1998/Math/MathML" display="block">
  <semantics>
    <mrow>
      <mn>0</mn>
      <mo stretchy="false">⩽</mo>
      <mi>n</mi>
      <mo stretchy="false">⩽</mo>
      <mi>N</mi>
    </mrow>
    <annotation encoding="StarMath 5.0">0 leslant n  leslant N</annotation>
  </semantics>
</math>
</file>

<file path=Object 21/content.xml><?xml version="1.0" encoding="utf-8"?>
<math xmlns="http://www.w3.org/1998/Math/MathML" display="block">
  <semantics>
    <mrow>
      <mo fence="true" stretchy="true">{</mo>
      <mrow>
        <mrow>
          <msub>
            <mi>x</mi>
            <mi>n</mi>
          </msub>
          <mi>,</mi>
          <mrow>
            <mn>0</mn>
            <mo stretchy="false">⩽</mo>
            <mi>n</mi>
            <mo stretchy="false">⩽</mo>
            <mi>N</mi>
          </mrow>
        </mrow>
      </mrow>
      <mo fence="true" stretchy="true">}</mo>
    </mrow>
    <annotation encoding="StarMath 5.0">left lbrace  x_{n} , 0 leslant n leslant N  right rbrace </annotation>
  </semantics>
</math>
</file>

<file path=Object 22/content.xml><?xml version="1.0" encoding="utf-8"?>
<math xmlns="http://www.w3.org/1998/Math/MathML" display="block">
  <semantics>
    <mrow>
      <mi>S</mi>
      <mtable>
        <mtr>
          <mtd>
            <mrow>
              <mo fence="true" stretchy="false">(</mo>
              <mrow>
                <mi>k</mi>
              </mrow>
              <mo fence="true" stretchy="false">)</mo>
            </mrow>
          </mtd>
        </mtr>
        <mtr>
          <mtd>
            <mi>p</mi>
          </mtd>
        </mtr>
      </mtable>
      <mrow>
        <mrow>
          <mo fence="true" stretchy="false">(</mo>
          <mrow>
            <mrow>
              <msub>
                <mi>x</mi>
                <mi>n</mi>
              </msub>
              <mo stretchy="false">−</mo>
              <mn>0</mn>
            </mrow>
          </mrow>
          <mo fence="true" stretchy="false">)</mo>
        </mrow>
        <mo stretchy="false">=</mo>
        <mi>S</mi>
      </mrow>
      <mtable>
        <mtr>
          <mtd>
            <mrow>
              <mo fence="true" stretchy="false">(</mo>
              <mrow>
                <mi>k</mi>
              </mrow>
              <mo fence="true" stretchy="false">)</mo>
            </mrow>
          </mtd>
        </mtr>
        <mtr>
          <mtd>
            <mi>p</mi>
          </mtd>
        </mtr>
      </mtable>
      <mrow>
        <mo fence="true" stretchy="false">(</mo>
        <mrow>
          <mrow>
            <msub>
              <mi>x</mi>
              <mi>n</mi>
            </msub>
            <mo stretchy="false">−</mo>
            <mn>0</mn>
          </mrow>
        </mrow>
        <mo fence="true" stretchy="false">)</mo>
      </mrow>
      <mi>,</mi>
      <mrow>
        <mn>0</mn>
        <mo stretchy="false">⩽</mo>
        <mi>k</mi>
        <mo stretchy="false">⩽</mo>
        <mrow>
          <mi>p</mi>
          <mo stretchy="false">−</mo>
          <mi>q</mi>
        </mrow>
      </mrow>
      <mi>,</mi>
      <mrow>
        <mn>1</mn>
        <mo stretchy="false">⩽</mo>
        <mi>n</mi>
        <mo stretchy="false">⩽</mo>
        <mrow>
          <mi>N</mi>
          <mo stretchy="false">−</mo>
          <mn>1</mn>
        </mrow>
      </mrow>
    </mrow>
    <annotation encoding="StarMath 5.0">S binom{(k)}{p} ( x_{n}-0 )=S binom{(k)}{p}( x_{n}-0 ),  0 leslant k leslant p-q, 1 leslant n leslant N-1</annotation>
  </semantics>
</math>
</file>

<file path=Object 3/content.xml><?xml version="1.0" encoding="utf-8"?>
<math xmlns="http://www.w3.org/1998/Math/MathML" display="block">
  <semantics>
    <mrow>
      <mover accent="true">
        <msub>
          <mi>P</mi>
          <mi>N</mi>
        </msub>
        <mo stretchy="false">~</mo>
      </mover>
      <mrow>
        <mo fence="true" stretchy="false">(</mo>
        <mrow>
          <mi>x</mi>
        </mrow>
        <mo fence="true" stretchy="false">)</mo>
      </mrow>
    </mrow>
    <annotation encoding="StarMath 5.0">tilde P_{N}( x )</annotation>
  </semantics>
</math>
</file>

<file path=Object 4/content.xml><?xml version="1.0" encoding="utf-8"?>
<math xmlns="http://www.w3.org/1998/Math/MathML" display="block">
  <semantics>
    <mrow>
      <mover accent="true">
        <msub>
          <mi>P</mi>
          <mi>N</mi>
        </msub>
        <mo stretchy="false">~</mo>
      </mover>
      <mrow>
        <mo fence="true" stretchy="false">(</mo>
        <mrow>
          <mi>x</mi>
        </mrow>
        <mo fence="true" stretchy="false">)</mo>
      </mrow>
    </mrow>
    <annotation encoding="StarMath 5.0">tilde P_{N}( x )</annotation>
  </semantics>
</math>
</file>

<file path=Object 5/content.xml><?xml version="1.0" encoding="utf-8"?>
<math xmlns="http://www.w3.org/1998/Math/MathML" display="block">
  <semantics>
    <mrow>
      <msub>
        <mi mathvariant="normal">ϕ</mi>
        <mi>j</mi>
      </msub>
      <mrow>
        <mrow>
          <mo fence="true" stretchy="false">(</mo>
          <mrow>
            <mi>x</mi>
          </mrow>
          <mo fence="true" stretchy="false">)</mo>
        </mrow>
        <mo stretchy="false">=</mo>
        <mi>exp</mi>
      </mrow>
      <mrow>
        <mo fence="true" stretchy="false">(</mo>
        <mrow>
          <mrow>
            <msub>
              <mi>a</mi>
              <mi>j</mi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i>,</mi>
      <mrow>
        <mi>j</mi>
        <mo stretchy="false">=</mo>
        <mn>0,1,2,</mn>
      </mrow>
      <mn>...</mn>
    </mrow>
    <annotation encoding="StarMath 5.0">%iphi_{j} (x) = exp( a_{j}(x)), j = 0,1,2, ...</annotation>
  </semantics>
</math>
</file>

<file path=Object 6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=</mo>
        <mfrac>
          <mrow>
            <mi>u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−</mo>
              <mi>u</mi>
            </mrow>
            <mrow>
              <mo fence="true" stretchy="false">(</mo>
              <mrow>
                <msub>
                  <mi>x</mi>
                  <mn>1</mn>
                </msub>
              </mrow>
              <mo fence="true" stretchy="false">)</mo>
            </mrow>
          </mrow>
          <mrow>
            <msub>
              <mi>x</mi>
              <mn>0</mn>
            </msub>
            <mo stretchy="false">−</mo>
            <msub>
              <mi>x</mi>
              <mn>1</mn>
            </msub>
          </mrow>
        </mfrac>
      </mrow>
    </mrow>
    <annotation encoding="StarMath 5.0">u( x_{0}, x_{1} )= {u(x_{0})-u(x_{1})} over {x_{0}-x_{1}} </annotation>
  </semantics>
</math>
</file>

<file path=Object 7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false">)</mo>
        </mrow>
        <mo stretchy="false">=</mo>
        <mfrac>
          <mrow>
            <mi>u</mi>
            <mrow>
              <mrow>
                <mo fence="true" stretchy="false">(</mo>
                <mrow>
                  <mrow>
                    <msub>
                      <mi>x</mi>
                      <mn>0</mn>
                    </msub>
                    <mi>,</mi>
                    <msub>
                      <mi>x</mi>
                      <mn>1</mn>
                    </msub>
                  </mrow>
                </mrow>
                <mo fence="true" stretchy="false">)</mo>
              </mrow>
              <mo stretchy="false">−</mo>
              <mi>u</mi>
            </mrow>
            <mrow>
              <mo fence="true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stretchy="false">)</mo>
            </mrow>
          </mrow>
          <mrow>
            <msub>
              <mi>x</mi>
              <mn>0</mn>
            </msub>
            <mo stretchy="false">−</mo>
            <msub>
              <mi>x</mi>
              <mn>2</mn>
            </msub>
          </mrow>
        </mfrac>
      </mrow>
    </mrow>
    <annotation encoding="StarMath 5.0">u( x_{0}, x_{1}, x_{2} )= {u(x_{0},x_{1})-u(x_{1},x_{2})} over {x_{0}-x_{2}} </annotation>
  </semantics>
</math>
</file>

<file path=Object 8/content.xml><?xml version="1.0" encoding="utf-8"?>
<math xmlns="http://www.w3.org/1998/Math/MathML" display="block">
  <semantics>
    <mrow>
      <mn>0</mn>
      <mo stretchy="false">⩽</mo>
      <mi>n</mi>
      <mo stretchy="false">⩽</mo>
      <mi>N</mi>
    </mrow>
    <annotation encoding="StarMath 5.0">0 leslant n leslant N 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x</mi>
            <mo stretchy="false">−</mo>
            <msub>
              <mi>x</mi>
              <mn>0</mn>
            </msub>
          </mrow>
        </mfrac>
      </mrow>
    </mrow>
    <annotation encoding="StarMath 5.0">P( x,x_{0} ) = {P(x)-P(x_{0})} over {x-x_{0}} </annotation>
  </semantics>
</math>
</file>